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P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4" style:family="paragraph" style:parent-style-name="Standard">
      <style:paragraph-properties fo:line-height="150%" fo:text-align="justify" style:justify-single-word="false"/>
      <style:text-properties fo:color="#000000" style:font-name="Times New Roman1" fo:font-size="14pt" style:font-size-asian="14pt" style:font-name-complex="Times New Roman3" style:font-size-complex="14pt"/>
    </style:style>
    <style:style style:name="P5" style:family="paragraph" style:parent-style-name="Standard">
      <style:paragraph-properties fo:line-height="150%" fo:text-align="justify" style:justify-single-word="false"/>
      <style:text-properties fo:color="#000000" style:font-name="Times New Roman1" fo:font-size="14pt" officeooo:paragraph-rsid="0026146e" style:font-size-asian="14pt" style:font-name-complex="Times New Roman2" style:font-size-complex="14pt" style:font-style-complex="italic"/>
    </style:style>
    <style:style style:name="P6" style:family="paragraph" style:parent-style-name="Standard">
      <style:paragraph-properties fo:line-height="150%" fo:text-align="justify" style:justify-single-word="false"/>
      <style:text-properties fo:color="#000000" style:font-name="Times New Roman1" fo:font-size="14pt" fo:font-weight="bold" officeooo:paragraph-rsid="0026146e" style:font-size-asian="14pt" style:font-weight-asian="bold" style:font-name-complex="Times New Roman2" style:font-size-complex="14pt" style:font-weight-complex="bold"/>
    </style:style>
    <style:style style:name="P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weight="bold" officeooo:paragraph-rsid="001562a8" style:letter-kerning="false"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1562a8" style:letter-kerning="false" style:font-size-asian="14pt" style:font-size-complex="14pt"/>
    </style:style>
    <style:style style:name="P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size-complex="14pt"/>
    </style:style>
    <style:style style:name="P1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216a7b" style:letter-kerning="false" style:font-size-asian="14pt" style:font-style-asian="normal" style:font-weight-asian="normal" style:font-name-complex="Times New Roman CYR2" style:font-size-complex="14pt" style:font-style-complex="italic" style:font-weight-complex="bold"/>
    </style:style>
    <style:style style:name="P1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1c7ecb" style:letter-kerning="false" style:font-size-asian="14pt" style:font-style-asian="normal" style:font-weight-asian="normal" style:font-size-complex="14pt"/>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2c6e47" style:letter-kerning="false" style:font-size-asian="14pt" style:font-style-asian="normal" style:font-weight-asian="normal"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4981ad" style:letter-kerning="false" style:font-size-asian="14pt" style:font-style-asian="normal" style:font-weight-asian="normal"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1c7ecb" style:letter-kerning="false" style:font-size-asian="14pt" style:font-style-asian="normal" style:font-weight-asian="bold" style:font-size-complex="14pt" style:font-weight-complex="bold"/>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2c6e47" style:letter-kerning="false" style:font-size-asian="14pt" style:font-style-asian="normal" style:font-weight-asian="bold" style:font-size-complex="14pt" style:font-weight-complex="bold"/>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4981ad" style:letter-kerning="false" style:font-size-asian="14pt" style:font-style-asian="normal" style:font-weight-asian="bold" style:font-size-complex="14pt" style:font-weight-complex="bold"/>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4981ad" style:letter-kerning="false" style:font-size-asian="14pt" style:font-style-asian="normal" style:font-weight-asian="normal"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paragraph-rsid="004981ad" style:letter-kerning="false" style:font-size-asian="14pt" style:font-style-asian="normal" style:font-weight-asian="bold" style:font-size-complex="14pt" style:font-weight-complex="bold"/>
    </style:style>
    <style:style style:name="P2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rsid="003ca5e5" officeooo:paragraph-rsid="003ca5e5" style:letter-kerning="false" style:font-size-asian="14pt" style:font-style-asian="normal" style:font-weight-asian="bold" style:font-size-complex="14pt" style:font-weight-complex="bold"/>
    </style:style>
    <style:style style:name="P24"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25"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6"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7"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8"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1562a8"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color="#000000" style:font-name="Times New Roman1" fo:font-size="14pt" officeooo:paragraph-rsid="00216a7b" style:font-size-asian="14pt" style:font-size-complex="14pt"/>
    </style:style>
    <style:style style:name="P32"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color="#000000" style:font-name="Times New Roman1" fo:font-size="14pt" officeooo:paragraph-rsid="00216a7b" style:font-size-asian="14pt" style:font-size-complex="14pt"/>
    </style:style>
    <style:style style:name="P33"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officeooo:paragraph-rsid="001c7ecb"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c6e47"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size-complex="14pt"/>
    </style:style>
    <style:style style:name="P3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482b1e" style:font-size-asian="14pt"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4981ad" style:font-size-asian="14pt" style:font-size-complex="14pt"/>
    </style:style>
    <style:style style:name="P3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font-style-complex="italic"/>
    </style:style>
    <style:style style:name="P39"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color="#000000" style:font-name="Times New Roman1" fo:font-size="14pt" officeooo:paragraph-rsid="00216a7b" style:font-size-asian="14pt" style:font-size-complex="14pt" style:font-style-complex="italic"/>
    </style:style>
    <style:style style:name="P40" style:family="paragraph" style:parent-style-name="Standard">
      <style:paragraph-properties fo:margin-left="0cm" fo:margin-right="0cm" fo:line-height="150%" fo:text-align="justify" style:justify-single-word="false" fo:text-indent="1.251cm" style:auto-text-indent="false">
        <style:tab-stops>
          <style:tab-stop style:position="1.729cm"/>
        </style:tab-stops>
      </style:paragraph-properties>
      <style:text-properties fo:color="#000000" style:font-name="Times New Roman1" fo:font-size="14pt" officeooo:paragraph-rsid="00216a7b" style:font-size-asian="14pt" style:font-size-complex="14pt" style:font-style-complex="italic"/>
    </style:style>
    <style:style style:name="P41"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color="#000000" style:font-name="Times New Roman1" fo:font-size="14pt" officeooo:paragraph-rsid="00216a7b" style:font-size-asian="14pt" style:font-size-complex="14pt" style:font-style-complex="italic"/>
    </style:style>
    <style:style style:name="P4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name-complex="Times New Roman2" style:font-size-complex="14pt" style:font-style-complex="italic"/>
    </style:style>
    <style:style style:name="P43"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color="#000000" style:font-name="Times New Roman1" fo:font-size="14pt" officeooo:paragraph-rsid="00216a7b" fo:background-color="#9900ff" style:font-size-asian="14pt" style:font-size-complex="14pt" style:font-style-complex="italic"/>
    </style:style>
    <style:style style:name="P44"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size-complex="14pt"/>
    </style:style>
    <style:style style:name="P4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size-complex="14pt"/>
    </style:style>
    <style:style style:name="P46"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color="#000000" style:font-name="Times New Roman1" fo:font-size="14pt" officeooo:paragraph-rsid="0026146e" style:font-size-asian="14pt" style:font-size-complex="14pt"/>
    </style:style>
    <style:style style:name="P47"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fo:color="#000000" style:font-name="Times New Roman1" fo:font-size="14pt" officeooo:paragraph-rsid="0026146e" style:font-size-asian="14pt" style:font-size-complex="14pt"/>
    </style:style>
    <style:style style:name="P48"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fo:color="#000000" style:font-name="Times New Roman1" fo:font-size="14pt" officeooo:paragraph-rsid="0026146e" style:font-size-asian="14pt" style:font-size-complex="14pt"/>
    </style:style>
    <style:style style:name="P49"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0"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1"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2"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3"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4"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5"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color="#000000" style:font-name="Times New Roman1" fo:font-size="14pt" officeooo:paragraph-rsid="0026146e" style:font-size-asian="14pt" style:font-size-complex="14pt"/>
    </style:style>
    <style:style style:name="P5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size-complex="14pt" style:font-weight-complex="bold"/>
    </style:style>
    <style:style style:name="P5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58"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59"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60"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fo:font-weight="bold" officeooo:paragraph-rsid="0026146e" style:font-size-asian="14pt" style:font-weight-asian="bold" style:font-size-complex="14pt" style:font-weight-complex="bold"/>
    </style:style>
    <style:style style:name="P61"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fo:background-color="#cc66ff" style:font-size-asian="14pt" style:font-size-complex="14pt"/>
    </style:style>
    <style:style style:name="P6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fo:language="en" fo:country="US" officeooo:paragraph-rsid="0026146e" style:font-size-asian="14pt" style:font-name-complex="Times New Roman2" style:font-size-complex="14pt" style:font-style-complex="italic"/>
    </style:style>
    <style:style style:name="P63"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name-complex="Times New Roman CYR2" style:font-size-complex="14pt"/>
    </style:style>
    <style:style style:name="P6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officeooo:paragraph-rsid="00216a7b" style:font-size-asian="14pt" style:font-name-complex="Times New Roman CYR2" style:font-size-complex="14pt" style:font-style-complex="italic"/>
    </style:style>
    <style:style style:name="P65"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size-complex="14pt"/>
    </style:style>
    <style:style style:name="P66"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name-complex="Times New Roman CYR2" style:font-size-complex="14pt"/>
    </style:style>
    <style:style style:name="P6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6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7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7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7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7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482b1e" officeooo:paragraph-rsid="00482b1e"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7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fo:font-weight="normal" officeooo:rsid="0021dc75" officeooo:paragraph-rsid="002c6e47"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7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78"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79" style:family="paragraph" style:parent-style-name="Standard">
      <style:paragraph-properties fo:margin-left="0cm" fo:margin-right="0cm" fo:line-height="150%" fo:text-align="justify" style:justify-single-word="false" fo:orphans="0" fo:widows="0" fo:text-indent="0cm" style:auto-text-indent="false" style:vertical-align="auto"/>
      <style:text-properties fo:color="#000000"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80"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81"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fo:color="#000000"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82" style:family="paragraph" style:parent-style-name="Standard">
      <style:paragraph-properties fo:margin-left="1.251cm" fo:margin-right="0cm" fo:line-height="150%" fo:text-align="justify" style:justify-single-word="false" fo:text-indent="0cm" style:auto-text-indent="false"/>
      <style:text-properties fo:color="#000000" style:font-name="Times New Roman1" fo:font-size="14pt" fo:font-weight="bold" officeooo:paragraph-rsid="00216a7b" style:font-size-asian="14pt" style:font-weight-asian="bold" style:font-size-complex="14pt" style:font-style-complex="italic" style:font-weight-complex="bold"/>
    </style:style>
    <style:style style:name="P83" style:family="paragraph" style:parent-style-name="Standard">
      <style:paragraph-properties fo:margin-left="1.251cm" fo:margin-right="0cm" fo:line-height="150%" fo:text-align="justify" style:justify-single-word="false" fo:text-indent="0cm" style:auto-text-indent="false"/>
      <style:text-properties fo:color="#000000" style:font-name="Times New Roman1" fo:font-size="14pt" fo:font-weight="bold" officeooo:paragraph-rsid="00216a7b" style:font-size-asian="14pt" style:font-weight-asian="bold" style:font-size-complex="14pt" style:font-weight-complex="bold"/>
    </style:style>
    <style:style style:name="P84" style:family="paragraph" style:parent-style-name="Standard">
      <style:paragraph-properties fo:line-height="150%" fo:text-align="justify" style:justify-single-word="false" fo:break-before="page"/>
      <style:text-properties fo:color="#000000" style:font-name="Times New Roman1" fo:font-size="14pt" fo:language="ru" fo:country="RU" fo:font-weight="bold" officeooo:paragraph-rsid="001c7ecb" style:font-size-asian="14pt" style:language-asian="ru" style:country-asian="RU" style:font-weight-asian="bold" style:font-name-complex="Times New Roman2" style:font-size-complex="14pt" style:language-complex="ar" style:country-complex="SA"/>
    </style:style>
    <style:style style:name="P85" style:family="paragraph" style:parent-style-name="Standard">
      <style:paragraph-properties fo:line-height="150%" fo:text-align="justify" style:justify-single-word="false" fo:break-before="page"/>
      <style:text-properties fo:color="#000000" style:font-name="Times New Roman1" fo:font-size="14pt" officeooo:paragraph-rsid="0026146e" style:font-size-asian="14pt" style:font-size-complex="14pt"/>
    </style:style>
    <style:style style:name="P86" style:family="paragraph" style:parent-style-name="Standard">
      <style:paragraph-properties fo:margin-top="0cm" fo:margin-bottom="0.353cm" style:contextual-spacing="false" fo:line-height="150%" fo:text-align="justify" style:justify-single-word="false"/>
      <style:text-properties fo:color="#000000" style:font-name="Times New Roman1" fo:font-size="14pt" officeooo:paragraph-rsid="0026146e" style:font-size-asian="14pt" style:font-size-complex="14pt"/>
    </style:style>
    <style:style style:name="P87" style:family="paragraph" style:parent-style-name="Standard" style:master-page-name="Standard">
      <style:paragraph-properties fo:line-height="150%" fo:text-align="justify" style:justify-single-word="false" style:page-number="auto"/>
      <style:text-properties fo:color="#000000" style:font-name="Times New Roman1" fo:font-size="14pt" style:font-size-asian="14pt" style:font-name-complex="Times New Roman3" style:font-size-complex="14pt"/>
    </style:style>
    <style:style style:name="P88"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89" style:family="paragraph" style:parent-style-name="Text_20_body">
      <style:text-properties officeooo:paragraph-rsid="0043b7ff"/>
    </style:style>
    <style:style style:name="P90" style:family="paragraph" style:parent-style-name="Text_20_body">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Text_20_body" style:list-style-name="L2">
      <style:paragraph-properties fo:line-height="150%" fo:text-align="start" style:justify-single-word="false"/>
      <style:text-properties fo:color="#000000" style:font-name="Times New Roman1" fo:font-size="14pt" officeooo:paragraph-rsid="0047b5a1" style:font-size-asian="14pt" style:font-size-complex="14pt"/>
    </style:style>
    <style:style style:name="P92" style:family="paragraph" style:parent-style-name="Text_20_body" style:list-style-name="L2">
      <style:paragraph-properties fo:line-height="150%" fo:text-align="start" style:justify-single-word="false"/>
      <style:text-properties fo:color="#000000" style:font-name="Times New Roman1" fo:font-size="14pt" officeooo:paragraph-rsid="004981ad" style:font-size-asian="14pt" style:font-size-complex="14pt"/>
    </style:style>
    <style:style style:name="P93" style:family="paragraph" style:parent-style-name="Text_20_body">
      <style:paragraph-properties fo:margin-left="0cm" fo:margin-right="0cm" fo:margin-top="0cm" fo:margin-bottom="0.212cm" style:contextual-spacing="false" fo:text-align="justify" style:justify-single-word="false" fo:text-indent="0.529cm" style:auto-text-indent="false"/>
    </style:style>
    <style:style style:name="P94"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7b5a1"/>
    </style:style>
    <style:style style:name="P95"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981ad"/>
    </style:style>
    <style:style style:name="P96"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style>
    <style:style style:name="P97"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officeooo:paragraph-rsid="004981ad"/>
    </style:style>
    <style:style style:name="P98"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1" fo:font-size="14pt" style:font-size-asian="14pt" style:font-size-complex="14pt"/>
    </style:style>
    <style:style style:name="P99"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1" fo:font-size="14pt" officeooo:paragraph-rsid="004981ad" style:font-size-asian="14pt" style:font-size-complex="14pt"/>
    </style:style>
    <style:style style:name="P100"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47b5a1" style:letter-kerning="false" style:font-size-asian="14pt" style:font-style-asian="normal" style:font-weight-asian="normal" style:font-size-complex="14pt"/>
    </style:style>
    <style:style style:name="P101"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4981ad" style:letter-kerning="false" style:font-size-asian="14pt" style:font-style-asian="normal" style:font-weight-asian="normal" style:font-size-complex="14pt"/>
    </style:style>
    <style:style style:name="P102" style:family="paragraph" style:parent-style-name="Text_20_body" style:list-style-name="L3">
      <style:paragraph-properties fo:margin-top="0cm" fo:margin-bottom="0.212cm" style:contextual-spacing="false" fo:text-align="justify" style:justify-single-word="false"/>
      <style:text-properties fo:color="#000000" officeooo:paragraph-rsid="0047b5a1"/>
    </style:style>
    <style:style style:name="P103" style:family="paragraph" style:parent-style-name="Text_20_body" style:list-style-name="L4">
      <style:paragraph-properties fo:margin-top="0cm" fo:margin-bottom="0.212cm" style:contextual-spacing="false" fo:text-align="justify" style:justify-single-word="false"/>
      <style:text-properties fo:color="#000000" officeooo:paragraph-rsid="004981ad"/>
    </style:style>
    <style:style style:name="P104" style:family="paragraph" style:parent-style-name="Body_20_Text_20_Indent_20_2">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style>
    <style:style style:name="P105" style:family="paragraph" style:parent-style-name="HTML_20_Preformatte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name-complex="Times New Roman2" style:font-size-complex="14pt"/>
    </style:style>
    <style:style style:name="P106" style:family="paragraph" style:parent-style-name="Heading_20_2">
      <style:paragraph-properties fo:margin-left="0cm" fo:margin-right="0cm" fo:line-height="150%" fo:text-align="justify" style:justify-single-word="false" fo:text-indent="1.251cm" style:auto-text-indent="false"/>
      <style:text-properties fo:color="#000000" style:font-name="Times New Roman1" fo:font-size="14pt" fo:font-weight="bold" officeooo:paragraph-rsid="0026146e" style:font-size-asian="14pt" style:font-weight-asian="bold" style:font-name-complex="Times New Roman2" style:font-size-complex="14pt" style:font-weight-complex="bold"/>
    </style:style>
    <style:style style:name="P107"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fo:font-style="normal" officeooo:paragraph-rsid="0026146e" style:font-size-asian="14pt" style:font-style-asian="normal" style:font-size-complex="14pt"/>
    </style:style>
    <style:style style:name="P108"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fo:font-style="normal" officeooo:paragraph-rsid="0026146e" style:font-size-asian="14pt" style:font-style-asian="normal" style:font-size-complex="14pt"/>
    </style:style>
    <style:style style:name="P109" style:family="paragraph" style:parent-style-name="Text_20_body_20_indent">
      <style:paragraph-properties fo:margin-left="0cm" fo:margin-right="0cm" fo:line-height="150%" fo:text-align="justify" style:justify-single-word="false" fo:text-indent="1.251cm" style:auto-text-indent="false"/>
      <style:text-properties fo:color="#000000" style:font-name="Times New Roman1" fo:font-size="14pt" fo:font-style="normal" officeooo:paragraph-rsid="0026146e" style:font-size-asian="14pt" style:font-style-asian="normal" style:font-size-complex="14pt"/>
    </style:style>
    <style:style style:name="T1" style:family="text">
      <style:text-properties fo:color="#000000" style:font-name="Times New Roman CYR" style:font-name-complex="Times New Roman CYR2"/>
    </style:style>
    <style:style style:name="T2" style:family="text">
      <style:text-properties fo:color="#000000" style:font-name="Times New Roman CYR1" fo:language="ru" fo:country="RU" fo:font-style="italic" style:letter-kerning="false" style:font-style-asian="italic"/>
    </style:style>
    <style:style style:name="T3" style:family="text">
      <style:text-properties fo:color="#000000" style:font-name="Times New Roman CYR1" fo:language="ru" fo:country="RU" fo:font-style="normal" style:letter-kerning="false" style:font-style-asian="normal"/>
    </style:style>
    <style:style style:name="T4" style:family="text">
      <style:text-properties fo:color="#000000" style:font-name="Times New Roman CYR1" fo:language="ru" fo:country="RU" fo:font-style="normal" fo:font-weight="normal" style:letter-kerning="false" style:font-style-asian="normal" style:font-weight-asian="normal"/>
    </style:style>
    <style:style style:name="T5" style:family="text">
      <style:text-properties fo:color="#000000" style:font-name="Times New Roman CYR1" fo:language="ru" fo:country="RU" fo:font-style="normal" style:text-underline-style="solid" style:text-underline-width="auto" style:text-underline-color="font-color" fo:font-weight="normal" style:letter-kerning="false" style:font-style-asian="normal" style:font-weight-asian="normal"/>
    </style:style>
    <style:style style:name="T6" style:family="text">
      <style:text-properties fo:color="#000000" style:font-name="Times New Roman CYR1" fo:language="ru" fo:country="RU" fo:font-style="normal" style:text-underline-style="none" fo:font-weight="normal" style:letter-kerning="false" style:font-style-asian="normal" style:font-weight-asian="normal"/>
    </style:style>
    <style:style style:name="T7" style:family="text">
      <style:text-properties fo:color="#000000" style:font-name="Times New Roman CYR1" fo:language="ru" fo:country="RU" fo:font-style="normal" style:text-underline-style="none" fo:font-weight="bold" style:letter-kerning="false" style:font-style-asian="normal" style:font-weight-asian="bold"/>
    </style:style>
    <style:style style:name="T8" style:family="text">
      <style:text-properties fo:color="#000000" style:font-name="Times New Roman" fo:language="ru" fo:country="RU" style:language-asian="ru" style:country-asian="RU" style:font-name-complex="Times New Roman2" style:language-complex="ar" style:country-complex="SA"/>
    </style:style>
    <style:style style:name="T9" style:family="text">
      <style:text-properties fo:color="#000000" style:font-name="Wingdings" fo:language="ru" fo:country="RU" fo:font-style="normal" style:text-underline-style="none" fo:font-weight="normal" style:letter-kerning="false" style:font-style-asian="normal" style:font-weight-asian="normal"/>
    </style:style>
    <style:style style:name="T10" style:family="text">
      <style:text-properties fo:color="#000000" style:text-line-through-style="none" style:text-underline-style="none" style:text-blinking="false"/>
    </style:style>
    <style:style style:name="T11" style:family="text">
      <style:text-properties fo:color="#000000" style:text-line-through-style="none" style:font-name="Times New Roman1" style:text-underline-style="none" style:text-blinking="false"/>
    </style:style>
    <style:style style:name="T12" style:family="text">
      <style:text-properties fo:color="#000000" style:text-line-through-style="none" style:font-name="Times New Roman1" fo:font-size="14pt" style:text-underline-style="none" style:text-blinking="false" style:font-size-asian="14pt" style:font-size-complex="14pt"/>
    </style:style>
    <style:style style:name="T13" style:family="text">
      <style:text-properties fo:color="#000000" style:text-line-through-style="none" style:font-name="Times New Roman1" fo:font-size="14pt" style:text-underline-style="none" fo:font-weight="bold" style:text-blinking="false" style:font-size-asian="14pt" style:font-weight-asian="bold" style:font-size-complex="14pt" style:font-weight-complex="bold"/>
    </style:style>
    <style:style style:name="T14" style:family="text">
      <style:text-properties fo:color="#000000"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15" style:family="text">
      <style:text-properties fo:color="#000000" style:text-line-through-style="none" style:font-name="Times New Roman1" fo:font-size="14pt" fo:font-style="italic" style:text-underline-style="none" fo:font-weight="normal" style:text-blinking="false" style:font-size-asian="14pt" style:font-style-asian="italic" style:font-weight-asian="normal" style:font-size-complex="14pt" style:font-style-complex="italic" style:font-weight-complex="normal"/>
    </style:style>
    <style:style style:name="T16" style:family="text">
      <style:text-properties fo:color="#000000" style:text-line-through-style="none" style:font-name="Times New Roman1"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7" style:family="text">
      <style:text-properties fo:color="#000000" style:text-line-through-style="none" style:font-name="Times New Roman1" fo:font-style="normal" style:text-underline-style="none" fo:font-weight="normal" style:text-blinking="false" style:font-style-asian="normal" style:font-weight-asian="normal" style:font-style-complex="normal" style:font-weight-complex="normal"/>
    </style:style>
    <style:style style:name="T18" style:family="text">
      <style:text-properties fo:color="#000000" style:text-line-through-style="none"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9" style:family="text">
      <style:text-properties fo:color="#000000" style:font-name="Times New Roman1" fo:font-size="14pt" fo:font-weight="normal" style:font-size-asian="14pt" style:font-weight-asian="normal" style:font-size-complex="14pt" style:font-weight-complex="normal"/>
    </style:style>
    <style:style style:name="T20" style:family="text">
      <style:text-properties fo:color="#000000" style:font-name="Times New Roman1" fo:font-size="14pt" fo:font-style="italic" fo:font-weight="normal" style:font-size-asian="14pt" style:font-style-asian="italic" style:font-weight-asian="normal" style:font-size-complex="14pt" style:font-style-complex="italic" style:font-weight-complex="normal"/>
    </style:style>
    <style:style style:name="T21" style:family="text">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T22" style:family="text">
      <style:text-properties fo:color="#000000" style:font-name="Times New Roman1" fo:font-style="normal" fo:font-weight="normal" style:font-style-asian="normal" style:font-weight-asian="normal" style:font-style-complex="normal" style:font-weight-complex="normal"/>
    </style:style>
    <style:style style:name="T23" style:family="text">
      <style:text-properties fo:color="#000000" style:font-name-complex="Times New Roman CYR2"/>
    </style:style>
    <style:style style:name="T24" style:family="text">
      <style:text-properties fo:color="#000000" fo:language="ru" fo:country="RU" fo:font-style="italic" style:letter-kerning="false" style:font-style-asian="italic"/>
    </style:style>
    <style:style style:name="T25" style:family="text">
      <style:text-properties fo:color="#000000" fo:language="ru" fo:country="RU" fo:font-style="normal" style:letter-kerning="false" style:font-style-asian="normal"/>
    </style:style>
    <style:style style:name="T26" style:family="text">
      <style:text-properties fo:color="#000000" fo:language="ru" fo:country="RU" fo:font-style="normal" fo:font-weight="normal" style:letter-kerning="false" style:font-style-asian="normal" style:font-weight-asian="normal"/>
    </style:style>
    <style:style style:name="T27" style:family="text">
      <style:text-properties fo:color="#000000" fo:language="ru" fo:country="RU" fo:font-style="normal" style:text-underline-style="solid" style:text-underline-width="auto" style:text-underline-color="font-color" fo:font-weight="normal" style:letter-kerning="false" style:font-style-asian="normal" style:font-weight-asian="normal"/>
    </style:style>
    <style:style style:name="T28" style:family="text">
      <style:text-properties fo:color="#000000" fo:language="ru" fo:country="RU" fo:font-style="normal" style:text-underline-style="none" fo:font-weight="normal" style:letter-kerning="false" style:font-style-asian="normal" style:font-weight-asian="normal"/>
    </style:style>
    <style:style style:name="T29" style:family="text">
      <style:text-properties fo:color="#000000" fo:language="ru" fo:country="RU" fo:font-style="normal" style:text-underline-style="none" fo:font-weight="bold" style:letter-kerning="false" style:font-style-asian="normal" style:font-weight-asian="bold"/>
    </style:style>
    <style:style style:name="T30" style:family="text">
      <style:text-properties fo:color="#000000" fo:language="ru" fo:country="RU" style:language-asian="ru" style:country-asian="RU" style:font-name-complex="Times New Roman2" style:language-complex="ar" style:country-complex="SA"/>
    </style:style>
    <style:style style:name="T31"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7030a0" style:font-name="Times New Roman CYR" style:font-name-complex="Times New Roman CYR2"/>
    </style:style>
    <style:style style:name="T33" style:family="text">
      <style:text-properties fo:color="#7030a0" style:font-name-complex="Times New Roman CYR2"/>
    </style:style>
    <style:style style:name="T34" style:family="text">
      <style:text-properties style:font-name="Times New Roman"/>
    </style:style>
    <style:style style:name="T35" style:family="text">
      <style:text-properties style:font-name="Times New Roman" style:font-name-complex="Times New Roman2"/>
    </style:style>
    <style:style style:name="T36" style:family="text">
      <style:text-properties style:font-name="Times New Roman" style:font-name-complex="Times New Roman2" style:font-style-complex="italic"/>
    </style:style>
    <style:style style:name="T37" style:family="text">
      <style:text-properties style:font-name="Times New Roman" officeooo:rsid="002706b6" style:font-name-complex="Times New Roman2"/>
    </style:style>
    <style:style style:name="T38" style:family="text">
      <style:text-properties style:font-name="Times New Roman" fo:language="en" fo:country="US"/>
    </style:style>
    <style:style style:name="T39" style:family="text">
      <style:text-properties style:font-name="Times New Roman" fo:language="en" fo:country="US" style:font-name-complex="Times New Roman2" style:font-style-complex="italic"/>
    </style:style>
    <style:style style:name="T40" style:family="text">
      <style:text-properties style:font-name="Times New Roman" fo:language="en" fo:country="US" style:font-style-complex="italic"/>
    </style:style>
    <style:style style:name="T41" style:family="text">
      <style:text-properties style:font-name="Times New Roman" fo:language="en" fo:country="US" fo:background-color="#ffff99"/>
    </style:style>
    <style:style style:name="T42" style:family="text">
      <style:text-properties style:font-name="Times New Roman" fo:background-color="#cc66ff" style:font-name-complex="Times New Roman2" style:font-style-complex="italic"/>
    </style:style>
    <style:style style:name="T43" style:family="text">
      <style:text-properties style:font-name="Times New Roman" style:font-style-complex="italic"/>
    </style:style>
    <style:style style:name="T44" style:family="text">
      <style:text-properties style:font-name="Times New Roman" officeooo:rsid="00311828" style:font-style-complex="italic"/>
    </style:style>
    <style:style style:name="T45" style:family="text">
      <style:text-properties style:font-name="Times New Roman" fo:language="fr" fo:country="FR"/>
    </style:style>
    <style:style style:name="T46" style:family="text">
      <style:text-properties style:font-name="Times New Roman" fo:language="fr" fo:country="FR" style:font-style-complex="italic"/>
    </style:style>
    <style:style style:name="T47" style:family="text">
      <style:text-properties style:font-name="Times New Roman" fo:language="fr" fo:country="FR" fo:background-color="#ffff99"/>
    </style:style>
    <style:style style:name="T48" style:family="text">
      <style:text-properties style:font-name="Times New Roman" style:font-weight-complex="bold"/>
    </style:style>
    <style:style style:name="T49" style:family="text">
      <style:text-properties style:font-name="Times New Roman" fo:background-color="#ffff99"/>
    </style:style>
    <style:style style:name="T50" style:family="text">
      <style:text-properties style:font-name="Times New Roman" fo:background-color="#9900ff"/>
    </style:style>
    <style:style style:name="T51" style:family="text">
      <style:text-properties style:font-name="Times New Roman" fo:background-color="#9900ff" style:font-name-complex="Times New Roman2" style:font-style-complex="italic"/>
    </style:style>
    <style:style style:name="T52" style:family="text">
      <style:text-properties style:font-name="Times New Roman CYR1" style:text-underline-style="none" fo:font-weight="bold" style:font-weight-asian="bold" style:font-name-complex="Times New Roman2" style:font-style-complex="italic"/>
    </style:style>
    <style:style style:name="T53" style:family="text">
      <style:text-properties style:font-name="Times New Roman CYR1" style:text-underline-style="none" style:font-name-complex="Times New Roman2" style:font-style-complex="italic"/>
    </style:style>
    <style:style style:name="T54" style:family="text">
      <style:text-properties style:text-position="super 58%" style:font-name="Times New Roman" fo:language="ru" fo:country="RU" style:language-asian="ru" style:country-asian="RU" style:font-name-complex="Times New Roman2" style:language-complex="ar" style:country-complex="SA" style:font-style-complex="italic"/>
    </style:style>
    <style:style style:name="T55" style:family="text">
      <style:text-properties style:text-position="super 58%" fo:language="ru" fo:country="RU" style:language-asian="ru" style:country-asian="RU" style:font-name-complex="Times New Roman2" style:language-complex="ar" style:country-complex="SA" style:font-style-complex="italic"/>
    </style:style>
    <style:style style:name="T56" style:family="text">
      <style:text-properties style:text-position="sub 58%" style:font-name="Times New Roman" style:font-name-complex="Times New Roman2" style:font-style-complex="italic"/>
    </style:style>
    <style:style style:name="T57" style:family="text">
      <style:text-properties style:text-position="sub 58%" style:font-name-complex="Times New Roman2" style:font-style-complex="italic"/>
    </style:style>
    <style:style style:name="T58" style:family="text">
      <style:text-properties fo:background-color="#9900ff"/>
    </style:style>
    <style:style style:name="T59" style:family="text">
      <style:text-properties officeooo:rsid="003a110f" fo:background-color="#9900ff"/>
    </style:style>
    <style:style style:name="T60" style:family="text">
      <style:text-properties fo:background-color="#9900ff" style:font-name-complex="Times New Roman2" style:font-style-complex="italic"/>
    </style:style>
    <style:style style:name="T61" style:family="text">
      <style:text-properties officeooo:rsid="0033e648"/>
    </style:style>
    <style:style style:name="T62" style:family="text">
      <style:text-properties fo:background-color="#ffff99"/>
    </style:style>
    <style:style style:name="T63" style:family="text">
      <style:text-properties fo:color="#417cab" style:text-line-through-style="none" style:text-underline-style="none" style:text-blinking="false"/>
    </style:style>
    <style:style style:name="T64" style:family="text">
      <style:text-properties fo:color="#417cab" style:text-line-through-style="none" style:font-name="Times New Roman1" style:text-underline-style="none" style:text-blinking="false"/>
    </style:style>
    <style:style style:name="T65" style:family="text">
      <style:text-properties fo:color="#417cab" style:text-line-through-style="none" style:font-name="Times New Roman1" fo:font-size="14pt" style:text-underline-style="none" style:text-blinking="false" style:font-size-asian="14pt" style:font-size-complex="14pt"/>
    </style:style>
    <style:style style:name="T66" style:family="text">
      <style:text-properties fo:color="#417cab" style:text-line-through-style="none" style:font-name="Times New Roman1" fo:font-size="14pt" style:text-underline-style="none" fo:font-weight="bold" style:text-blinking="false" style:font-size-asian="14pt" style:font-weight-asian="bold" style:font-size-complex="14pt" style:font-weight-complex="bold"/>
    </style:style>
    <style:style style:name="T67" style:family="text">
      <style:text-properties fo:color="#417cab"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68" style:family="text">
      <style:text-properties fo:font-variant="normal" fo:text-transform="none" fo:color="#323232" style:font-name="Arial1" fo:font-size="9pt" fo:letter-spacing="normal" fo:font-style="normal"/>
    </style:style>
    <style:style style:name="T69" style:family="text">
      <style:text-properties fo:font-variant="normal" fo:text-transform="none" fo:color="#323232" fo:font-size="9pt" fo:letter-spacing="normal" fo:font-style="normal"/>
    </style:style>
    <style:style style:name="T70" style:family="text">
      <style:text-properties fo:font-variant="normal" fo:text-transform="none" fo:color="#323232" style:font-name="Times New Roman1" fo:font-size="9pt" fo:letter-spacing="normal" fo:font-style="normal"/>
    </style:style>
    <style:style style:name="T71" style:family="text">
      <style:text-properties fo:font-variant="normal" fo:text-transform="none" fo:color="#323232" style:font-name="Times New Roman1" fo:letter-spacing="normal" fo:font-style="normal"/>
    </style:style>
    <style:style style:name="T72" style:family="text">
      <style:text-properties fo:font-variant="normal" fo:text-transform="none" fo:color="#323232" style:font-name="Times New Roman1" fo:letter-spacing="normal" fo:font-style="normal" fo:font-weight="bold" style:font-weight-asian="bold" style:font-weight-complex="bold"/>
    </style:style>
    <style:style style:name="T73" style:family="text">
      <style:text-properties fo:font-variant="normal" fo:text-transform="none" fo:color="#323232" style:font-name="Times New Roman1" fo:letter-spacing="normal" fo:font-style="normal" fo:font-weight="normal" style:font-weight-asian="normal" style:font-weight-complex="normal"/>
    </style:style>
    <style:style style:name="T74" style:family="text">
      <style:text-properties fo:font-variant="normal" fo:text-transform="none" fo:color="#417cab" style:text-line-through-style="none" style:font-name="Arial1" fo:font-size="9pt" fo:letter-spacing="normal" fo:font-style="normal" style:text-underline-style="none" fo:font-weight="normal" style:text-blinking="false"/>
    </style:style>
    <style:style style:name="T75" style:family="text">
      <style:text-properties fo:font-variant="normal" fo:text-transform="none" fo:color="#417cab" style:text-line-through-style="none" fo:font-size="9pt" fo:letter-spacing="normal" fo:font-style="normal" style:text-underline-style="none" fo:font-weight="normal" style:text-blinking="false"/>
    </style:style>
    <style:style style:name="T76" style:family="text">
      <style:text-properties fo:font-variant="normal" fo:text-transform="none" fo:color="#417cab" style:text-line-through-style="none" style:font-name="Times New Roman1" fo:font-size="9pt" fo:letter-spacing="normal" fo:font-style="normal" style:text-underline-style="none" fo:font-weight="normal" style:text-blinking="false"/>
    </style:style>
    <style:style style:name="T77" style:family="text">
      <style:text-properties fo:font-variant="normal" fo:text-transform="none" fo:color="#417cab" style:text-line-through-style="none" style:font-name="Times New Roman1" fo:letter-spacing="normal" fo:font-style="normal" style:text-underline-style="none" fo:font-weight="normal" style:text-blinking="false"/>
    </style:style>
    <style:style style:name="T78" style:family="text">
      <style:text-properties fo:font-variant="normal" fo:text-transform="none" fo:color="#417cab" style:text-line-through-style="none" style:font-name="Times New Roman1" fo:letter-spacing="normal" fo:font-style="normal" style:text-underline-style="none" fo:font-weight="normal" style:text-blinking="false" style:font-weight-asian="normal" style:font-weight-complex="normal"/>
    </style:style>
    <style:style style:name="T79" style:family="text">
      <style:text-properties fo:font-variant="normal" fo:text-transform="none" fo:color="#417cab" style:text-line-through-style="none" style:font-name="Times New Roman1" fo:letter-spacing="normal" fo:font-style="normal" style:text-underline-style="none" style:text-blinking="false"/>
    </style:style>
    <style:style style:name="T80" style:family="text">
      <style:text-properties fo:font-variant="normal" fo:text-transform="none" fo:color="#417cab" style:text-line-through-style="none" style:font-name="Times New Roman1" fo:letter-spacing="normal" fo:font-style="normal" style:text-underline-style="none" fo:font-weight="bold" style:text-blinking="false" style:font-weight-asian="bold" style:font-weight-complex="bold"/>
    </style:style>
    <style:style style:name="T81" style:family="text">
      <style:text-properties fo:font-variant="normal" fo:text-transform="none" style:font-name="Times New Roman1" fo:letter-spacing="normal"/>
    </style:style>
    <style:style style:name="T82" style:family="text">
      <style:text-properties fo:font-variant="normal" fo:text-transform="none" style:font-name="Times New Roman1" fo:letter-spacing="normal" fo:font-style="normal" fo:font-weight="normal" style:font-weight-asian="normal" style:font-weight-complex="normal"/>
    </style:style>
    <style:style style:name="T83" style:family="text">
      <style:text-properties fo:font-variant="normal" fo:text-transform="none" style:font-name="Times New Roman1" fo:letter-spacing="normal" officeooo:rsid="0047b5a1"/>
    </style:style>
    <style:style style:name="T84" style:family="text">
      <style:text-properties fo:font-variant="normal" fo:text-transform="none" style:font-name="Times New Roman1" fo:letter-spacing="normal" fo:font-weight="normal"/>
    </style:style>
    <style:style style:name="T85" style:family="text">
      <style:text-properties fo:font-variant="normal" fo:text-transform="none" style:font-name="Times New Roman1" fo:font-size="14pt" fo:letter-spacing="normal" fo:font-style="normal" fo:font-weight="normal" style:font-size-asian="14pt" style:font-size-complex="14pt"/>
    </style:style>
    <style:style style:name="T86" style:family="text">
      <style:text-properties fo:font-variant="normal" fo:text-transform="none" style:text-line-through-style="none" style:font-name="Times New Roman1" fo:letter-spacing="normal" fo:font-style="normal" style:text-underline-style="none" fo:font-weight="normal" style:text-blinking="false" style:font-weight-asian="normal" style:font-weight-complex="normal"/>
    </style:style>
    <style:style style:name="T87"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88" style:family="text">
      <style:text-properties fo:font-variant="normal" fo:text-transform="none" fo:color="#133707" style:font-name="Verdana" fo:font-size="7.5pt" fo:letter-spacing="normal"/>
    </style:style>
    <style:style style:name="T89" style:family="text">
      <style:text-properties fo:font-variant="normal" fo:text-transform="none" fo:color="#133707" style:font-name="Verdana" fo:font-size="7.5pt" fo:letter-spacing="normal" fo:font-style="normal" fo:font-weight="normal"/>
    </style:style>
    <style:style style:name="T90" style:family="text">
      <style:text-properties fo:font-variant="normal" fo:text-transform="none" fo:color="#133707" style:font-name="Verdana" fo:font-size="7.5pt" fo:letter-spacing="normal" fo:font-weight="normal"/>
    </style:style>
    <style:style style:name="T91" style:family="text">
      <style:text-properties fo:font-variant="normal" fo:text-transform="none" fo:color="#133707" fo:font-size="7.5pt" fo:letter-spacing="normal"/>
    </style:style>
    <style:style style:name="T92" style:family="text">
      <style:text-properties fo:font-variant="normal" fo:text-transform="none" fo:color="#133707" fo:font-size="7.5pt" fo:letter-spacing="normal" fo:font-weight="normal"/>
    </style:style>
    <style:style style:name="T93" style:family="text">
      <style:text-properties fo:font-variant="normal" fo:text-transform="none" fo:color="#133707" fo:font-size="7.5pt" fo:letter-spacing="normal" fo:font-style="normal" fo:font-weight="normal"/>
    </style:style>
    <style:style style:name="T94" style:family="text">
      <style:text-properties fo:font-variant="normal" fo:text-transform="none" fo:color="#133707" style:font-name="Times New Roman1" fo:font-size="7.5pt" fo:letter-spacing="normal"/>
    </style:style>
    <style:style style:name="T95" style:family="text">
      <style:text-properties fo:font-variant="normal" fo:text-transform="none" fo:color="#133707" style:font-name="Times New Roman1" fo:font-size="7.5pt" fo:letter-spacing="normal" fo:font-weight="normal"/>
    </style:style>
    <style:style style:name="T96" style:family="text">
      <style:text-properties fo:font-variant="normal" fo:text-transform="none" fo:color="#133707" style:font-name="Times New Roman1" fo:font-size="7.5pt" fo:letter-spacing="normal" fo:font-style="normal" fo:font-weight="normal"/>
    </style:style>
    <style:style style:name="T97" style:family="text">
      <style:text-properties fo:font-variant="normal" fo:text-transform="none" fo:color="#133707" style:font-name="Times New Roman1" fo:letter-spacing="normal"/>
    </style:style>
    <style:style style:name="T98" style:family="text">
      <style:text-properties fo:font-variant="normal" fo:text-transform="none" fo:color="#133707" style:font-name="Times New Roman1" fo:letter-spacing="normal" fo:font-weight="normal"/>
    </style:style>
    <style:style style:name="T99" style:family="text">
      <style:text-properties fo:font-variant="normal" fo:text-transform="none" fo:color="#133707" style:font-name="Times New Roman1" fo:letter-spacing="normal" fo:font-style="normal" fo:font-weight="normal"/>
    </style:style>
    <style:style style:name="T100" style:family="text">
      <style:text-properties fo:font-variant="normal" fo:text-transform="none" fo:color="#133707" style:font-name="Times New Roman1" fo:letter-spacing="normal" officeooo:rsid="0047b5a1"/>
    </style:style>
    <style:style style:name="T101" style:family="text">
      <style:text-properties fo:font-variant="normal" fo:text-transform="none" fo:color="#133707" style:font-name="Times New Roman1" fo:font-size="14pt" fo:letter-spacing="normal" fo:font-style="normal" fo:font-weight="normal" style:font-size-asian="14pt" style:font-size-complex="14pt"/>
    </style:style>
    <style:style style:name="T102" style:family="text">
      <style:text-properties fo:font-variant="normal" fo:text-transform="none" fo:color="#133707" style:font-name="Times New Roman1" fo:font-size="14pt" fo:letter-spacing="normal" fo:language="ru" fo:country="RU" fo:font-style="normal" fo:font-weight="normal" style:letter-kerning="false" style:font-size-asian="14pt" style:font-style-asian="normal" style:font-weight-asian="normal" style:font-size-complex="14pt"/>
    </style:style>
    <style:style style:name="T103" style:family="text">
      <style:text-properties fo:font-variant="normal" fo:text-transform="none" fo:color="#133707" fo:letter-spacing="normal"/>
    </style:style>
    <style:style style:name="T104" style:family="text">
      <style:text-properties fo:font-variant="normal" fo:text-transform="none" fo:color="#133707" fo:letter-spacing="normal" officeooo:rsid="0047b5a1"/>
    </style:style>
    <style:style style:name="T105" style:family="text">
      <style:text-properties fo:font-variant="normal" fo:text-transform="none" fo:color="#133707" fo:letter-spacing="normal" fo:font-weight="normal"/>
    </style:style>
    <style:style style:name="T106" style:family="text">
      <style:text-properties fo:font-variant="normal" fo:text-transform="none" fo:color="#133707" fo:letter-spacing="normal" fo:language="ru" fo:country="RU" fo:font-style="normal" fo:font-weight="normal" style:letter-kerning="false" style:font-style-asian="normal" style:font-weight-asian="normal"/>
    </style:style>
    <style:style style:name="T107" style:family="text">
      <style:text-properties fo:font-variant="normal" fo:text-transform="none" fo:color="#133707" fo:letter-spacing="normal" fo:font-style="normal" fo:font-weight="normal"/>
    </style:style>
    <style:style style:name="T108" style:family="text">
      <style:text-properties fo:font-variant="normal" fo:text-transform="none" fo:color="#133707" fo:font-size="14pt" fo:letter-spacing="normal" fo:language="ru" fo:country="RU" fo:font-style="normal" fo:font-weight="normal" style:letter-kerning="false" style:font-size-asian="14pt" style:font-style-asian="normal" style:font-weight-asian="normal" style:font-size-complex="14pt"/>
    </style:style>
    <style:style style:name="T109" style:family="text">
      <style:text-properties fo:font-variant="normal" fo:text-transform="none" fo:color="#133707" fo:font-size="14pt" fo:letter-spacing="normal" fo:font-style="normal" fo:font-weight="normal" style:font-size-asian="14pt" style:font-size-complex="14pt"/>
    </style:style>
    <style:style style:name="T110" style:family="text">
      <style:text-properties fo:font-variant="normal" fo:text-transform="none" fo:color="#000000" style:font-name="Times New Roman1" fo:font-size="14pt" fo:letter-spacing="normal" fo:font-style="normal" fo:font-weight="normal" style:font-size-asian="14pt" style:font-size-complex="14pt"/>
    </style:style>
    <style:style style:name="T111" style:family="text">
      <style:text-properties fo:font-variant="normal" fo:text-transform="none" fo:letter-spacing="normal" fo:font-style="normal" fo:font-weight="normal"/>
    </style:style>
    <style:style style:name="T112" style:family="text">
      <style:text-properties fo:font-variant="normal" fo:text-transform="none" fo:letter-spacing="normal" fo:font-style="normal" fo:font-weight="normal" style:font-weight-asian="normal" style:font-weight-complex="normal"/>
    </style:style>
    <style:style style:name="T113" style:family="text">
      <style:text-properties fo:font-variant="normal" fo:text-transform="none" fo:letter-spacing="normal" fo:language="ru" fo:country="RU" fo:font-style="normal" fo:font-weight="normal" style:letter-kerning="false" style:font-style-asian="normal" style:font-weight-asian="normal"/>
    </style:style>
    <style:style style:name="T114" style:family="text">
      <style:text-properties style:text-line-through-style="none" style:text-underline-style="none" style:text-blinking="false"/>
    </style:style>
    <style:style style:name="T115" style:family="text">
      <style:text-properties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116" style:family="text">
      <style:text-properties style:text-line-through-style="none" style:font-name="Times New Roman1"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17" style:family="text">
      <style:text-properties style:text-underline-style="none" style:font-name-complex="Times New Roman2" style:font-style-complex="italic"/>
    </style:style>
    <style:style style:name="T118" style:family="text">
      <style:text-properties style:text-underline-style="none" fo:font-weight="bold" style:font-weight-asian="bold" style:font-name-complex="Times New Roman2" style:font-style-complex="italic"/>
    </style:style>
    <style:style style:name="T119" style:family="text">
      <style:text-properties style:text-underline-style="none" fo:font-weight="bold" style:font-weight-asian="bold" style:font-style-complex="italic"/>
    </style:style>
    <style:style style:name="T120" style:family="text">
      <style:text-properties style:text-underline-style="none" style:font-style-complex="italic"/>
    </style:style>
    <style:style style:name="T121" style:family="text">
      <style:text-properties style:font-name="Times New Roman1"/>
    </style:style>
    <style:style style:name="T122" style:family="text">
      <style:text-properties style:font-name="Times New Roman1" fo:font-size="14pt" style:font-size-asian="14pt" style:font-size-complex="14pt"/>
    </style:style>
    <style:style style:name="T123" style:family="text">
      <style:text-properties style:font-name="Times New Roman1" fo:font-size="14pt" fo:font-weight="bold" style:font-size-asian="14pt" style:font-weight-asian="bold" style:font-size-complex="14pt" style:font-weight-complex="bold"/>
    </style:style>
    <style:style style:name="T124" style:family="text">
      <style:text-properties style:font-name="Times New Roman1" fo:font-size="14pt" fo:font-weight="normal" style:font-size-asian="14pt" style:font-weight-asian="normal" style:font-size-complex="14pt" style:font-weight-complex="normal"/>
    </style:style>
    <style:style style:name="T125"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126" style:family="text">
      <style:text-properties style:font-name="Times New Roman1" fo:font-weight="bold" style:font-weight-asian="bold" style:font-weight-complex="bold"/>
    </style:style>
    <style:style style:name="T127" style:family="text">
      <style:text-properties style:font-name="Times New Roman1" fo:font-weight="normal" style:font-weight-asian="normal" style:font-weight-complex="normal"/>
    </style:style>
    <style:style style:name="T128" style:family="text">
      <style:text-properties style:font-name="Times New Roman1" fo:font-style="italic" fo:font-weight="normal" style:font-style-asian="italic" style:font-weight-asian="normal" style:font-style-complex="italic" style:font-weight-complex="normal"/>
    </style:style>
    <style:style style:name="T129" style:family="text">
      <style:text-properties style:font-name="Times New Roman1" fo:font-style="normal" fo:font-weight="normal" style:font-style-asian="normal" style:font-weight-asian="normal" style:font-style-complex="normal" style:font-weight-complex="normal"/>
    </style:style>
    <style:style style:name="T130" style:family="text">
      <style:text-properties fo:font-weight="bold" style:font-weight-asian="bold" style:font-weight-complex="bold"/>
    </style:style>
    <style:style style:name="T131" style:family="text">
      <style:text-properties fo:font-weight="normal" style:font-weight-asian="normal" style:font-weight-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style:font-style-complex="italic"/>
    </style:style>
    <style:style style:name="T134" style:family="text">
      <style:text-properties officeooo:rsid="00311828" style:font-style-complex="italic"/>
    </style:style>
    <style:style style:name="T135" style:family="text">
      <style:text-properties fo:language="en" fo:country="US"/>
    </style:style>
    <style:style style:name="T136" style:family="text">
      <style:text-properties fo:language="en" fo:country="US" style:font-style-complex="italic"/>
    </style:style>
    <style:style style:name="T137" style:family="text">
      <style:text-properties fo:language="en" fo:country="US" style:font-name-complex="Times New Roman2" style:font-style-complex="italic"/>
    </style:style>
    <style:style style:name="T138" style:family="text">
      <style:text-properties fo:language="en" fo:country="US" fo:background-color="#ffff99"/>
    </style:style>
    <style:style style:name="T139" style:family="text">
      <style:text-properties fo:language="fr" fo:country="FR"/>
    </style:style>
    <style:style style:name="T140" style:family="text">
      <style:text-properties fo:language="fr" fo:country="FR" style:font-style-complex="italic"/>
    </style:style>
    <style:style style:name="T141" style:family="text">
      <style:text-properties fo:language="fr" fo:country="FR" fo:background-color="#ffff99"/>
    </style:style>
    <style:style style:name="T142" style:family="text">
      <style:text-properties style:font-name-complex="Times New Roman2"/>
    </style:style>
    <style:style style:name="T143" style:family="text">
      <style:text-properties style:font-name-complex="Times New Roman2" style:font-style-complex="italic"/>
    </style:style>
    <style:style style:name="T144" style:family="text">
      <style:text-properties officeooo:rsid="002706b6" style:font-name-complex="Times New Roman2"/>
    </style:style>
    <style:style style:name="T145" style:family="text">
      <style:text-properties style:font-weight-complex="bold"/>
    </style:style>
    <style:style style:name="T146" style:family="text">
      <style:text-properties fo:background-color="#cc66ff" style:font-name-complex="Times New Roman2" style:font-style-complex="italic"/>
    </style:style>
    <style:style style:name="T147" style:family="text">
      <style:text-properties style:font-name-complex="Times New Roman CYR2"/>
    </style:style>
    <style:style style:name="T148" style:family="text">
      <style:text-properties fo:language="ru" fo:country="RU" fo:font-style="italic" style:letter-kerning="false" style:font-style-asian="italic"/>
    </style:style>
    <style:style style:name="T149" style:family="text">
      <style:text-properties fo:language="ru" fo:country="RU" fo:font-style="normal" style:letter-kerning="false" style:font-style-asian="normal"/>
    </style:style>
    <style:style style:name="T150" style:family="text">
      <style:text-properties fo:language="ru" fo:country="RU" fo:font-style="normal" fo:font-weight="normal" style:letter-kerning="false" style:font-style-asian="normal" style:font-weight-asian="normal"/>
    </style:style>
    <style:style style:name="T151" style:family="text">
      <style:text-properties fo:language="ru" fo:country="RU" fo:font-style="normal" style:text-underline-style="solid" style:text-underline-width="auto" style:text-underline-color="font-color" fo:font-weight="normal" style:letter-kerning="false" style:font-style-asian="normal" style:font-weight-asian="normal"/>
    </style:style>
    <style:style style:name="T152" style:family="text">
      <style:text-properties fo:language="ru" fo:country="RU" fo:font-style="normal" style:text-underline-style="none" fo:font-weight="normal" style:letter-kerning="false" style:font-style-asian="normal" style:font-weight-asian="normal"/>
    </style:style>
    <style:style style:name="T153" style:family="text">
      <style:text-properties fo:language="ru" fo:country="RU" fo:font-style="normal" style:text-underline-style="none" fo:font-weight="bold" style:letter-kerning="false" style:font-style-asian="normal" style:font-weight-asian="bold"/>
    </style:style>
    <style:style style:name="T154" style:family="text">
      <style:text-properties fo:language="ru" fo:country="RU" style:language-asian="ru" style:country-asian="RU" style:font-name-complex="Times New Roman2"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Введение</text:p>
      <text:p text:style-name="P4"><text:bookmark text:name="_GoBack"/></text:p>
      <text:p text:style-name="P63">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65"><text:span text:style-name="T147">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text:span><text:soft-page-break/><text:span text:style-name="T147">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65"><text:span text:style-name="T147">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65"><text:span text:style-name="T147">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text:span><text:soft-page-break/><text:span text:style-name="T147">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65"><text:span text:style-name="T147">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63"/>
      <text:p text:style-name="P82">История развития международных стандартов учета и финансовой отчетности </text:p>
      <text:p text:style-name="P29"><text:span text:style-name="T133">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136">XIII</text:span><text:span text:style-name="T133">-</text:span><text:span text:style-name="T136">XIV</text:span><text:span text:style-name="T133">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9"><text:soft-page-break/><text:span text:style-name="T133">Книга</text:span><text:span text:style-name="T136">, </text:span><text:span text:style-name="T133">которую</text:span><text:span text:style-name="T136"> </text:span><text:span text:style-name="T133">он</text:span><text:span text:style-name="T136"> </text:span><text:span text:style-name="T133">написал</text:span><text:span text:style-name="T136">, </text:span><text:span text:style-name="T133">называлась</text:span><text:span text:style-name="T136"> «Summa de Arithmetica, Geometrica, Pro-portioni et Proportionalita». </text:span><text:span text:style-name="T133">Она появилась в свет в Венеции в 1494 г., всего лишь два года спустя после того, как Колумб ступил на землю Америки. «</text:span><text:span text:style-name="T136">Summa</text:span><text:span text:style-name="T133">» была посвящена главным образом математике, но включала раздел о двойной бухгалтерии, который назывался «</text:span><text:span text:style-name="T136">Particularis</text:span><text:span text:style-name="T133"> </text:span><text:span text:style-name="T136">de</text:span><text:span text:style-name="T133"> </text:span><text:span text:style-name="T136">Computis</text:span><text:span text:style-name="T133"> </text:span><text:span text:style-name="T136">et</text:span><text:span text:style-name="T133"> </text:span><text:span text:style-name="T136">Scripturis</text:span><text:span text:style-name="T133">»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9"><text:span text:style-name="T133">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136">debere</text:span><text:span text:style-name="T133">, т.е. «должен». Термин «кредит» происходит от того же корня, что и </text:span><text:span text:style-name="T136">creed</text:span><text:span text:style-name="T133">, означающее «нечто, чему некто верит». Например, христианское утверждение о вере известно как Вероучение Апостолов (</text:span><text:span text:style-name="T136">Apostles</text:span><text:span text:style-name="T133">' </text:span><text:span text:style-name="T136">Creed</text:span><text:span text:style-name="T133">). Этот термин также обозначает людей, дающих взаймы, – кредиторов, которые полагаются на веру должника.</text:span></text:p>
      <text:p text:style-name="P38">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29"><text:span text:style-name="T133">За последние 25 лет роль транснациональных компаний (ТНК) претерпела серьезные изменения. Сейчас они занимают доминирующее </text:span><text:soft-page-break/><text:span text:style-name="T133">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38">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8">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9"><text:span text:style-name="T133">Принято сопоставлять национальные правила учета с теми, что действуют в США (</text:span><text:span text:style-name="T136">US</text:span><text:span text:style-name="T133"> </text:span><text:span text:style-name="T136">GAAP</text:span><text:span text:style-name="T133">). Но из этой привычки не следует делать вывод, </text:span><text:soft-page-break/><text:span text:style-name="T133">что правила учета в США лучше во всех или хоть в каком-то отношении. Это, в частности, подтверждается скандалом с американской компанией </text:span><text:span text:style-name="T136">Enron</text:span><text:span text:style-name="T133">,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9"><text:span text:style-name="T133">Пока МСФО не будут одобрены американской Комиссией по ценным бумагам и биржам (</text:span><text:span text:style-name="T136">Security</text:span><text:span text:style-name="T133"> </text:span><text:span text:style-name="T136">Exchange</text:span><text:span text:style-name="T133"> </text:span><text:span text:style-name="T136">Commission</text:span><text:span text:style-name="T133">, </text:span><text:span text:style-name="T136">SEC</text:span><text:span text:style-name="T133">),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29"><text:span text:style-name="T133">В большинстве развивающихся стран не созданы национальные стандарты учета. Поэтому они следуют предписаниям </text:span><text:span text:style-name="T136">GAAP</text:span><text:span text:style-name="T133">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9"><text:span text:style-name="T133">Когда </text:span><text:span text:style-name="T134">российское</text:span><text:span text:style-name="T133">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text:span><text:soft-page-break/><text:span text:style-name="T133">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134">российские</text:span><text:span text:style-name="T133"> компании начали создавать и внедрять процедуры составления отчетности в соответствии с МСФО.</text:span></text:p>
      <text:p text:style-name="P38">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8">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8">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8">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8"><text:soft-page-break/>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8">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8">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text:soft-page-break/>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8">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8">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64">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text:soft-page-break/>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63"/>
      <text:p text:style-name="P7">Роль и назначение международных стандартов финансовой отчетности.</text:p>
      <text:p text:style-name="P8">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8">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8">В настоящее время ведется разработка стандартов по трем группам:</text:p>
      <text:p text:style-name="P8">● стандарты бухгалтерской отчетности;</text:p>
      <text:p text:style-name="P8">● стандарты, связанные с имуществом и обязательствами;</text:p>
      <text:p text:style-name="P8">● стандарты, связанные с финансовыми результатами.</text:p>
      <text:p text:style-name="P8">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text:soft-page-break/>отраслям, подотраслям, видам деятельности в соответствии с рекомендациями международных стандартов.</text:p>
      <text:p text:style-name="P8">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8">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8">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8">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8">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text:soft-page-break/>периода; начисления; осторожности в оценке (консерватизма); постоянства существования.</text:p>
      <text:p text:style-name="P8">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8">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8">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8">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8"><text:soft-page-break/>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8">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8">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8">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8"><text:soft-page-break/>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8">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8">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8"><text:soft-page-break/>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8">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8">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8">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30"><text:span text:style-name="T148">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149"> Это позволяет сопоставлять отчеты между </text:span><text:soft-page-break/><text:span text:style-name="T149">фирмами, компаниями, предприятиями во всем мире, получать информацию для внешних пользователей.</text:span></text:p>
      <text:p text:style-name="P9">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9">В настоящее время существуют несколько форм использования странами Международных стандартов финансовой отчетности:</text:p>
      <text:p text:style-name="P9">● применение МСФО в качестве национальных стандартов (Кипр, Кувейт, Латвия, Мальта, Пакистан, Тринидад и Тобаго, Хорватия);</text:p>
      <text:p text:style-name="P9">●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9">●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9">● национальные стандарты основаны на МСФО и обеспечивают дополнительные их разъяснения (Китай, Иран, Словению, Тунис, Филиппины);</text:p>
      <text:p text:style-name="P9">●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9">● национальные стандарты основаны на МСФО, за исключением того, что каждый национальный стандарт включает в себя положение, <text:soft-page-break/>сравнивающее национальный стандарт с МСФО (Австралия, Дания, Италия, Новая Зеландия, Швеция).</text:p>
      <text:p text:style-name="P9">Страны ЕС, чьи предприятия выпускают акции, котирующиеся на фондовом рынке, перешли на МСФО с 1 января 2005 г.</text:p>
      <text:p text:style-name="P9">В настоящее время международные стандарты используются в основном крупными российскими компаниями, предприятиями нефтегазового комплекса и банками. <text:span text:style-name="T58">Таких предприятий на конец 2004 г. насчитывается около четырехсот (это в основном ОАО). Банки России отчетность за 9 месяцев 2004 г. сдали в соответствии МСФО. В 2010 г. все предприятия России, включая средний и малый бизнес, перейдут на использование МСФО.</text:span></text:p>
      <text:p text:style-name="P9">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66">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p>
      <text:p text:style-name="P66"/>
      <text:p text:style-name="P66"/>
      <text:p text:style-name="P83"><text:soft-page-break/>Комитет по международным стандартам финансовой отчетности и его деятельность</text:p>
      <text:p text:style-name="P38">Комитет по международным стандартам финансовой отчетности (КМСФО) был организован в 1973 году представителями профессиональных организаций Австралии, Канады, Франции, Германии, Японии, Мексики, Нидерландов, Великобритании, Ирландии и США. В 2000 году до реорганизации КМСФО его членами были 153 профессиональных бухгалтерских и аудиторских ассоциации из 112 стран мира. В настоящее время членство в КМСФО отменено, 14 членов Правления КМСФО представляют Австралию и Новую Зеландию, Великобританию, Германию, Канаду, США, Францию, Южную Африку, Японию. Казахстан представлен в Консультативном совете по стандартам при Правлении КМСФО, наряду с еще 28 странами и пятью международными организациями, такими как Всемирный банк, Международный валютный фонд и др.</text:p>
      <text:p text:style-name="P29"><text:span text:style-name="T133">С момента своего создания КМСФО занимается программой по разработке стандартов учета, получившей широкое признание во всем мире. В 2001 году действовали 34 международных стандарта финансовой отчетности, выпущенных КМСФО. После реорганизации КМСФО в 2001 году новое Правление переименовало стандарты из «Международных стандартов учета» (</text:span><text:span text:style-name="T136">International</text:span><text:span text:style-name="T133"> </text:span><text:span text:style-name="T136">Accounting</text:span><text:span text:style-name="T133"> </text:span><text:span text:style-name="T136">Standards</text:span><text:span text:style-name="T133">) в «Международные стандарты финансовой отчетности» (</text:span><text:span text:style-name="T136">International</text:span><text:span text:style-name="T133"> </text:span><text:span text:style-name="T136">Financial</text:span><text:span text:style-name="T133"> </text:span><text:span text:style-name="T136">Reporting</text:span><text:span text:style-name="T133"> </text:span><text:span text:style-name="T136">Standards</text:span><text:span text:style-name="T133">). Данный факт свидетельствует, в том числе, о расширении поля деятельности КМСФО, который начинает уделять большее внимание вопросам представления в отчетности компаний не только бухгалтерской, но и финансовой информации. В частности, на повестке дня Правления КМСФО стоит проект по так называемому «Докладу менеджмента» (</text:span><text:span text:style-name="T136">Management</text:span><text:span text:style-name="T133"> </text:span><text:span text:style-name="T136">Analysis</text:span><text:span text:style-name="T133">) как части финансовой отчетности, не связанной непосредственно с содержанием бухгалтерской отчетности.</text:span></text:p>
      <text:p text:style-name="P38"><text:soft-page-break/>В мае 2000 г. был принят новый Устав, согласно которому Комитет по международным стандартам финансовой отчетности (КМСФО) был учрежден как независимое юридическое лицо, управляемое 19 Доверенными лицами. В соответствии с данным Уставом, КМСФО в своей деятельности преследует следующие цели:</text:p>
      <text:p text:style-name="P104">а) разработка, в интересах общественности, единой системы высококачественных, понятных и имеющих обязательную силу глобальных стандартов бухгалтерского учета, в соответствии с которыми в финансовой отчетности и прочей финансовой документации должна раскрываться высококачественная, прозрачная и сопоставимая информация с тем, чтобы участники фондовых рынков и другие пользователи могли принимать обоснованные экономические решения;</text:p>
      <text:p text:style-name="P38">б) распространение и обеспечение строгого соблюдения данных стандартов; и</text:p>
      <text:p text:style-name="P38">в) обеспечение максимального сближения (конвергенции) национальных стандартов бухгалтерского учета с Международными стандартами финансовой отчетности исходя из наиболее оптимального решения вопросов бухгалтерского учета и отчетности.</text:p>
      <text:p text:style-name="P38">Перечисленные выше цели Правления КМСФО отличаются от тех, которые были провозглашены КМСФО до его реорганизации и включали разработку единой системы высококачественных стандартов и гармонизацию учетных систем различных стран мира. Новые цели КМСФО, как мы видим, в большей мере, нежели раньше, ориентированы на обеспечение практического применения МСФО (цель (б)) и их конвергенцию с национальными системами учета.</text:p>
      <text:p text:style-name="P29"><text:span text:style-name="T133">Цель максимального сближения национальных стандартов финансовой отчетности с международными в настоящий момент является одной из наиболее важных для Правления КМСФО. При этом, члены Правления </text:span><text:soft-page-break/><text:span text:style-name="T133">неоднократно подчеркивали, что максимальное сближение национальных и международных стандартов не является самоцелью и не может быть достигнуто путем выпуска некоего набора примитивных правил. Так, в Информационном бюллетене Правления КМСФО (</text:span><text:span text:style-name="T136">IASB</text:span><text:span text:style-name="T133"> </text:span><text:span text:style-name="T136">Insight</text:span><text:span text:style-name="T133">) за март 2001 года в статье Председателя Правления Дэвида Твиди «Цель – максимальное сближение» говорится о том, что без активного участия органов, устанавливающих национальные стандарты, невозможно говорить о высококачественных стандартах на международном уровне. Таким образом, только путем кооперации усилий различных стран достижение поставленной цели становится возможным. Очевидно, однако, что национальные организации, устанавливающие стандарты финансовой отчетности, могут иметь различные, а иногда и противоположные, позиции по рассматриваемым вопросам, согласовать которые весьма нелегко.</text:span></text:p>
      <text:p text:style-name="P29"><text:span text:style-name="T133">Следует отметить также,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 Именно поэтому значительное внимание в реализации цели конвергенции Правление КМСФО намерено уделять процессу совместных обсуждений проектов документов КМСФО с организациями, устанавливающими национальные стандарты в различных странах, а также на заседаниях Консультативного совета по стандартам. Этот орган был создан </text:span><text:soft-page-break/><text:span text:style-name="T133">летом 2001 года специально для того, чтобы обеспечить максимальное участие заинтересованных лиц, представляющих различные страны и организации, в процессе подготовки Международных стандартов финансовой отчетности.</text:span></text:p>
      <text:p text:style-name="P29"><text:span text:style-name="T133">Исходя из целей деятельности и после консультаций с Консультативным советом по стандартам, Правление КМСФО сформулировало в 2001 году свой рабочий план, в который включены более 20 проектов, касающихся разработки новых и совершенствования действующих МСФО. Часть из этих вопросов является объектом прямого интереса стран с развивающимся рынком. Так, среди приоритетных вопросов особый интерес представляет проект по первому применению МСФО (</text:span><text:span text:style-name="T136">First</text:span><text:span text:style-name="T133"> </text:span><text:span text:style-name="T136">Application</text:span><text:span text:style-name="T133"> </text:span><text:span text:style-name="T136">of</text:span><text:span text:style-name="T133"> </text:span><text:span text:style-name="T136">IFRS</text:span><text:span text:style-name="T133">). Среди прочего на повестке дня Правления следует выделить вопросы финансовой отчетности в добывающих отраслях, а также на предприятиях малого и среднего бизнеса и предприятиях, действующих в условиях развивающихся рынков.</text:span></text:p>
      <text:p text:style-name="P38">В целом, новые тенденции в развитии МСФО свидетельствуют о переходе этих стандартов в более практическую плоскость. Так, например, ранее считалось, что вопросы обеспечения соблюдения стандартов не входят в сферу деятельности КМСФО. Аналогично, КМСФО не занимался вопросами практических рекомендаций по применению стандартов (единственное исключение – сборники вопросов и ответов по применению МСФО 39 «Финансовые инструменты: признание и оценка»). Теперь же в числе приоритетов Правления – руководство по первому применению МСФО. И, наконец, проведение исследований по выявлению различий между национальными системами отчетности и МСФО в части учета определенных операций и статей (например, в области вознаграждений работникам) также свидетельствует о переходе КМСФО на новый уровень в плане практического применения стандартов.</text:p>
      <text:p text:style-name="P29"><text:soft-page-break/><text:span text:style-name="T133">Переход деятельности КМСФО в более практическую плоскость связан с наметившейся тенденцией к существенному расширению практики применения МСФО: в 2000 году Европейская комиссия выступила с инициативой, одобренной впоследствии Европарламентом, о переходе к 2005 году всех европейских компаний, чьи ценные бумаги обращаются на биржах, к составлению и представлению консолидированной (сводной) отчетности по МСФО. Это означает, что, по крайне мере, 7000 крупнейших европейских компаний будут применять МСФО. Кроме того, в 1999 году Международная организация комиссий по ценным бумагам (</text:span><text:span text:style-name="T136">International</text:span><text:span text:style-name="T133"> </text:span><text:span text:style-name="T136">Organization</text:span><text:span text:style-name="T133"> </text:span><text:span text:style-name="T136">of</text:span><text:span text:style-name="T133"> </text:span><text:span text:style-name="T136">Security</text:span><text:span text:style-name="T133"> </text:span><text:span text:style-name="T136">Commission</text:span><text:span text:style-name="T133">, </text:span><text:span text:style-name="T136">IOSCO</text:span><text:span text:style-name="T133">) рекомендовала МСФО для применения в целях листинга на биржах, что также способствовало существенному укреплению авторитета КМСФО и появлению новых приоритетов в его деятельности.</text:span></text:p>
      <text:p text:style-name="P38">Правление Комитета по международным стандартам финансовой отчетности (Правление КМСФО) в составе четырнадцати человек (двенадцать Членов работают в нем постоянно, а двое – по совместительству) несет исключительную ответственность за разработку стандартов бухгалтерского учета. Процесс разработки Стандарта может состоять из следующих этапов:</text:p>
      <text:p text:style-name="P39">а) в начале проекта Правление КМСФО формирует Подготовительный комитет или консультативную группу для предоставления рекомендаций по спорным вопросам, возникающим в ходе проекта. В течение всего проекта проводятся консультации с Подготовительным комитетом, консультативной группой или Консультативным советом по стандартам;</text:p>
      <text:p text:style-name="P31"><text:span text:style-name="T133">б) в рамках основных проектов Правление КМСФО разрабатывает и представляет на рассмотрение общественности «Проект основных принципов» (</text:span><text:span text:style-name="T136">Draft</text:span><text:span text:style-name="T133"> </text:span><text:span text:style-name="T136">Statement</text:span><text:span text:style-name="T133"> </text:span><text:span text:style-name="T136">of</text:span><text:span text:style-name="T133"> </text:span><text:span text:style-name="T136">Principles</text:span><text:span text:style-name="T133">) или другой документ аналогичного содержания;</text:span></text:p>
      <text:p text:style-name="P31"><text:soft-page-break/><text:span text:style-name="T133">в) после изучения полученных комментариев Правление КМСФО разрабатывает и представляет на рассмотрение общественности «Предварительный вариант стандарта» (</text:span><text:span text:style-name="T136">Exposure</text:span><text:span text:style-name="T133"> </text:span><text:span text:style-name="T136">Draft</text:span><text:span text:style-name="T133">); и</text:span></text:p>
      <text:p text:style-name="P39">г) после изучения полученных комментариев Правление КМСФО выпускает окончательный вариант Стандарта.</text:p>
      <text:p text:style-name="P29"><text:span text:style-name="T133">Одновременно с публикацией Стандарта Правление КМСФО выпускает «Основу для выводов» (</text:span><text:span text:style-name="T136">Basis</text:span><text:span text:style-name="T133"> </text:span><text:span text:style-name="T136">for</text:span><text:span text:style-name="T133"> </text:span><text:span text:style-name="T136">Conclusions</text:span><text:span text:style-name="T133">), где разъясняются причины сделанных выводов и содержится исходная информация, которая может оказаться полезной при практическом применении стандартов КМСФО. Кроме того, Правление КМСФО публикует несовпадающие мнения.</text:span></text:p>
      <text:p text:style-name="P29"><text:span text:style-name="T133">В настоящее время членами Консультативной группы являются такие организации, как Международная федерация ценных бумаг и финансов </text:span><text:span text:style-name="T140">(Federation Internationale des Bourses de Valeurs), </text:span><text:span text:style-name="T133">Международная ассоциация образования и исследований в области бухгалтерского учета </text:span><text:span text:style-name="T140">(International Association for Accounting Education and Research), </text:span><text:span text:style-name="T133">Международные банковские ассоциации </text:span><text:span text:style-name="T140">(International Banking Associations), </text:span><text:span text:style-name="T133">Международная ассоциация адвокатов </text:span><text:span text:style-name="T140">(International Bar Association), </text:span><text:span text:style-name="T133">Международная Торговая Палата </text:span><text:span text:style-name="T140">(International Chamber of Commerce), </text:span><text:span text:style-name="T133">Международная конфедерация свободных профсоюзов </text:span><text:span text:style-name="T140">(International Confederation of Free Trade Unions), </text:span><text:span text:style-name="T133">Всемирная конфедерация труда </text:span><text:span text:style-name="T140">(World Confederation of Labour), </text:span><text:span text:style-name="T133">Международная организация комиссий по ценным бумагам </text:span><text:span text:style-name="T140">(International Organization of Securities Commissions, IOSCO), </text:span><text:span text:style-name="T133">Всемирный Банк </text:span><text:span text:style-name="T140">(The World Bank), </text:span><text:span text:style-name="T133">Европейская Комиссия </text:span><text:span text:style-name="T140">(European Commission), </text:span><text:span text:style-name="T133">Совет по стандартам финансового учета </text:span><text:span text:style-name="T140">(Financial Accounting Standards Board) </text:span><text:span text:style-name="T133">и Подразделение Организации Объединенных Наций по транснациональным корпорациям и инвестициям </text:span><text:span text:style-name="T140">(United Nations Division on Transnational Corporations and Investment). </text:span><text:span text:style-name="T133">Две последние организации выступают в качестве наблюдателей.</text:span></text:p>
      <text:p text:style-name="P38"><text:soft-page-break/>Правление КМСФО дважды в год встречается с Консультативной группой для обсуждения проектов Комитета, его рабочей программы и долгосрочной перспективы развития. Таким образом, Консультативная группа играет важную роль в процессе разработки и принятия международных стандартов бухгалтерского учета.</text:p>
      <text:p text:style-name="P38">Для достижения наибольшей степени приемлемости Международных стандартов финансовой отчетности в условиях их использования на уровне компаний в 1996 г. была основана Интерпретационная комиссия. В нее входят эксперты, являющиеся представителями организаций, составляющих Консультативную группу. Они участвуют в обсуждении и принятии международных учетных стандартов. Работа Интерпретационной комиссии является одним из наиболее приоритетных направлений в развитии КМСФО.</text:p>
      <text:p text:style-name="P38">Разработка Международного стандарта финансовой отчетности ведется в рамках открытого процесса, предусматривающего обсуждение спорных технических вопросов и оценку поступающей информации посредством целого ряда механизмов. В зависимости от характера проекта у заинтересованных сторон имеются следующие возможности для участия в разработке Международных стандартов финансовой отчетности:</text:p>
      <text:p text:style-name="P40">а) <text:tab/>участие в формировании позиции в качестве Члена Консультативного совета по стандартам;</text:p>
      <text:p text:style-name="P40">б) <text:tab/>участие в работе Подготовительного комитета;</text:p>
      <text:p text:style-name="P40">в) <text:tab/>участие в работе других специализированных консультативных групп;</text:p>
      <text:p text:style-name="P40">г) <text:tab/>представление комментариев по Проекту основных принципов или другому документу с аналогичным содержанием;</text:p>
      <text:p text:style-name="P40">д) <text:tab/>представление комментариев по Предварительному варианту стандарта;</text:p>
      <text:p text:style-name="P40"><text:soft-page-break/>е) <text:tab/>участие в открытых слушаниях; и</text:p>
      <text:p text:style-name="P40">ж) <text:tab/>участие в апробации стандартов на практике.</text:p>
      <text:p text:style-name="P38">Правление КМСФО публикует годовой отчет о работе, проделанной за предыдущий год, и приоритетных направлениях деятельности на будущий год. Благодаря данному отчету у заинтересованных сторон появляется возможность высказать свои комментарии.</text:p>
      <text:p text:style-name="P38">Пользователям финансовой информации (например, банкирам и инвесторам) трудно принимать рациональные решения, когда компании руководствуются различными стандартами учета. В результате акции этих компаний не котируются на рынке ценных бумаг, что приводит к занижению рейтинга компании, а, следовательно, и их стоимости. В настоящее время международные рынки представляют широкие возможности для развития компаний. За пределами своей страны компании находят рынки сбыта и капитал для финансирования своей деятельности. Очевидно также, что на фондовом рынке транснациональные компании выходят победителями, оставляя далеко позади себя компании, функционирующие на внутреннем рынке.</text:p>
      <text:p text:style-name="P38">Многообразие стандартов учета приводит к росту издержек на предоставление финансовой отчетности и создает другие проблемы. Вполне возможно, что в то время как стандарты учета одной страны предписывают признать прибыль, стандарты другой страны предписывают отложить признание полученных доходов. В результате финансовая отчетность может не соответствовать стандартам, принятым в одной из стран.</text:p>
      <text:p text:style-name="P29"><text:span text:style-name="T133">С подобной проблемой столкнулась германская компания </text:span><text:span text:style-name="T136">Daimler</text:span><text:span text:style-name="T133">-</text:span><text:span text:style-name="T136">Benz</text:span><text:span text:style-name="T133"> </text:span><text:span text:style-name="T136">AG</text:span><text:span text:style-name="T133">, которая в конце 1993 года вынуждена была признать убыток в размере 1 млрд. долларов согласно стандартам </text:span><text:span text:style-name="T136">US</text:span><text:span text:style-name="T133"> </text:span><text:span text:style-name="T136">GAAP</text:span><text:span text:style-name="T133">, в то время как в соответствии с национальным законодательством Германии ее прибыль составила примерно 370 млн. долларов.</text:span></text:p>
      <text:p text:style-name="P38"><text:soft-page-break/>В связи с этим конвергенция МСФО с национальными стандартами учета помогла бы пользователям финансовой информации принимать обоснованные экономические решения.</text:p>
      <text:p text:style-name="P38">С позиции тех, кто готовит финансовые отчеты, конвергенция позволит в значительной степени облегчить их работу как в отношении подготовки отчетов по отдельному предприятию, так и по их группе. Широко известен тот факт, что ТНК несут дополнительные издержки при подготовке финансовой отчетности.</text:p>
      <text:p text:style-name="P43">Английская компания, акции которой котируются на Нью-Йоркской фондовой бирже, создала свое представительство в <text:span text:style-name="T61">России</text:span>. <text:span text:style-name="T61">Российское</text:span> отделение этой компании должно подготовить следующие виды отчетов:</text:p>
      <text:list xml:id="list1697305703193859215" text:style-name="WWNum29">
        <text:list-item>
          <text:p text:style-name="P41">отчеты, подготовленные в соответствии со стандартами, принятыми в <text:span text:style-name="T61">России</text:span>;</text:p>
        </text:list-item>
        <text:list-item>
          <text:p text:style-name="P32"><text:span text:style-name="T133">отчеты, подготовленные в соответствии со стандартами </text:span><text:span text:style-name="T136">UK</text:span><text:span text:style-name="T133"> </text:span><text:span text:style-name="T136">GAAP</text:span><text:span text:style-name="T133">, принятыми в Великобритании;</text:span></text:p>
        </text:list-item>
        <text:list-item>
          <text:p text:style-name="P32"><text:span text:style-name="T133">отчеты, подготовленные в соответствии со стандартами </text:span><text:span text:style-name="T136">US</text:span><text:span text:style-name="T133"> </text:span><text:span text:style-name="T136">GAAP</text:span><text:span text:style-name="T133">, принятыми в США.</text:span></text:p>
        </text:list-item>
      </text:list>
      <text:p text:style-name="P39">Это означает, что компания несет огромные издержки, связанные не только с подготовкой соответствующих финансовых отчетов, но и с их аудиторской проверкой. Теперь представьте, что эта компания является транснациональной и ведет свой бизнес, скажем, в 50 странах мира. Если в каждой стране существуют свои правила лицензирования хозяйственной деятельности и свои стандарты учета, то издержки компании по предоставлению финансовой отчетности будут, по меньшей мере, значительными.</text:p>
      <text:p text:style-name="P38">Что касается перспективных разработок КМСФО, то они связаны прежде всего с исполнением упомянутого ранее соглашения, заключенного в <text:soft-page-break/>1993 г. с Международной организацией комиссий по ценным бумагам по созданию унифицированного набора стандартов. В соответствии с этим соглашением в 1999 г. выпущен базовый набор стандартов. Предполагается, что эти стандарты будут использоваться вместо национальных при подготовке отчетности в том случае, если компания хочет попасть в листинг какой-нибудь фондовой биржи. Этот документ является ключевым элементом стратегии деятельности КМСФО.</text:p>
      <text:p text:style-name="P38">Успешное завершение работ по формированию базового (для МОКЦБ) набора стандартов, безусловно, будет представлять собой весьма примечательное событие, поскольку к внедрению стандартов будут подключены и ведущие фондовые биржи мира.</text:p>
      <text:p text:style-name="P38">Таким образом, можно сказать, что роль КМСФО в международном бизнесе постоянно возрастает. Это проявляется в различных аспектах. Во-первых, постоянно увеличивается число членов Комитета. Во-вторых, стандарты имеют весьма солидную поддержку со стороны бизнеса, так как крупнейшие транснациональные корпорации уже сейчас составляют отчетность в соответствии с международными стандартами.</text:p>
      <text:p text:style-name="P38">В-третьих, к работе Комитета прямо или косвенно привлекаются другие международные профессиональные организации.</text:p>
      <text:p text:style-name="P10">В-четвертых, изменилось отношение к стандартизации учета, а следовательно, и к работе КМСФО. Причем не только со стороны национальных профессиональных институтов, но и правительственных органов экономически развитых стран, которые в условиях интеграции стали принимать решения о целесообразности использования международных стандартов.</text:p>
      <text:p text:style-name="P84">Понятие международных стандартов финансовой отчетности</text:p>
      <text:p text:style-name="P24"/>
      <text:p text:style-name="P24">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25">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25">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25">Система международных стандартов финансовой отчетности включает совокупность следующих элементов: </text:p>
      <text:p text:style-name="P25">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3"><text:span text:style-name="T154">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154">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25">К компонентам финансовой отчетности в соответствии с МСФО помимо вышеуказанных форм относятся приложения: учетная политика и примечания. </text:p>
      <text:p text:style-name="P25">Основу подготовки финансовой отчетности составляют два основополагающих допущения - метод начисления и непрерывность деятельности.</text:p>
      <text:p text:style-name="P25">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25">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25">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27"><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27">-<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27">-<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27">-<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25">На практике часто необходим компромисс между качественными характеристиками. </text:p>
      <text:p text:style-name="P25">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25">Стандарты разрабатываются по следующей процедуре:</text:p>
      <text:list xml:id="list1800696661549236203" text:style-name="WWNum4">
        <text:list-item>
          <text:p text:style-name="P28">постановка проблемы Советом по МСФО в первоначальном документе и назначение подготовительного комитета;</text:p>
        </text:list-item>
        <text:list-item>
          <text:p text:style-name="P28">подготовка схемы вопроса подготовительным комитетом после изучения национальной и региональной практики;</text:p>
        </text:list-item>
        <text:list-item>
          <text:p text:style-name="P28"><text:soft-page-break/>подготовка дискуссионного документа или замечаний Совета по МСФО по схеме вопроса;</text:p>
        </text:list-item>
        <text:list-item>
          <text:p text:style-name="P28">разработка проекта основных принципов;</text:p>
        </text:list-item>
        <text:list-item>
          <text:p text:style-name="P28">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28">подготовка проекта МСФО на основе предварительного проекта и результатов обсуждения;</text:p>
        </text:list-item>
        <text:list-item>
          <text:p text:style-name="P28">утверждение Советом по МСФО и публикация МСФО.</text:p>
        </text:list-item>
      </text:list>
      <text:p text:style-name="P25">Каждый стандарт строится по установленной схеме, которая включает:</text:p>
      <text:list xml:id="list212926266929831" text:continue-numbering="true" text:style-name="WWNum4">
        <text:list-item>
          <text:list>
            <text:list-item>
              <text:p text:style-name="P28">цели - основные задачи и ключевые положения стандарта;</text:p>
            </text:list-item>
            <text:list-item>
              <text:p text:style-name="P28">сферу применения;</text:p>
            </text:list-item>
            <text:list-item>
              <text:p text:style-name="P28">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28">раскрытие информации.</text:p>
            </text:list-item>
          </text:list>
        </text:list-item>
      </text:list>
      <text:p text:style-name="P25">Далее приведена сводная таблица всех стандартов, в том числе новых, имеющих обозначение «IFRS» в отличие от прежнего «IAS» (таблица 1.1 <text:span text:style-name="T59">приложения</text:span>).</text:p>
      <text:p text:style-name="P25">3. Интерпретации, разработанные Постоянным комитетом по интерпретациям МСФО (Interpretations of International Accounting Standards).</text:p>
      <text:p text:style-name="P67">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67"/>
      <text:p text:style-name="P14"><text:soft-page-break/>Сущность Международных стандартов финансовой отчетности</text:p>
      <text:p text:style-name="P11">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1">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1">В качестве микроэкономических стимулов можно выделить:</text:p>
      <text:p text:style-name="P11">рост рыночной капитализации;</text:p>
      <text:p text:style-name="P11">выход на зарубежные рынки капитала и снижение цены привлекаемого капитала;</text:p>
      <text:p text:style-name="P11">возможность более эффективного использования информации для принятия управленческих решений. </text:p>
      <text:p text:style-name="P11">Среди основных макроэкономических стимулов можно выделить следующие:</text:p>
      <text:p text:style-name="P11">приток иностранных инвестиций в экономику;</text:p>
      <text:p text:style-name="P11"><text:soft-page-break/>большая прозрачность отечественных компаний и, как следствие, улучшение имиджа бизнеса за рубежом;</text:p>
      <text:p text:style-name="P11">более глубокая интеграция экономики страны в мировую хозяйственную систему;</text:p>
      <text:p text:style-name="P11">улучшение качества статистической информации и возможность ее сопоставления.</text:p>
      <text:p text:style-name="P11">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67">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67"/>
      <text:p text:style-name="P67"/>
      <text:p text:style-name="P67"/>
      <text:p text:style-name="P67"/>
      <text:p text:style-name="P67"/>
      <text:p text:style-name="P68">2 Аналитическая часть</text:p>
      <text:p text:style-name="P68"/>
      <text:p text:style-name="P16">2. Подготовка финансовой отчетности в соответствии с Международными стандартами финансовой отчетности (МСФО)</text:p>
      <text:p text:style-name="P13"/>
      <text:p text:style-name="P101"><text:span text:style-name="T83">С</text:span><text:span text:style-name="T81">ущность </text:span><text:span text:style-name="Strong_20_Emphasis"><text:span text:style-name="T84">международных стандартов финансовой отчетности</text:span></text:span><text:span text:style-name="T81"> базиру</text:span><text:span text:style-name="T83">е</text:span><text:span text:style-name="T81">тся на трех главных концепциях:</text:span></text:p>
      <text:list xml:id="list8624684574343177234" text:style-name="L2">
        <text:list-item>
          <text:p text:style-name="P92"><text:soft-page-break/><text:span text:style-name="T113">справедливая стоимость;</text:span></text:p>
        </text:list-item>
        <text:list-item>
          <text:p text:style-name="P92"><text:span text:style-name="T113">приоритет экономического содержания над правовой формой;</text:span></text:p>
        </text:list-item>
        <text:list-item>
          <text:p text:style-name="P92"><text:span text:style-name="T113">прозрачность.<text:line-break/></text:span></text:p>
        </text:list-item>
      </text:list>
      <text:p text:style-name="P97"><text:span text:style-name="T110">Суть </text:span><text:span text:style-name="Strong_20_Emphasis"><text:span text:style-name="T110">концепции справедливой стоимости</text:span></text:span><text:span text:style-name="T110">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97"><text:span text:style-name="T110">Согласно </text:span><text:span text:style-name="Strong_20_Emphasis"><text:span text:style-name="T110">концепции приоритета экономического содержания над правовой формой</text:span></text:span><text:span text:style-name="T110">,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97"><text:span text:style-name="T110">В соответствии с </text:span><text:span text:style-name="Strong_20_Emphasis"><text:span text:style-name="T110">концепцией прозрачности</text:span></text:span><text:span text:style-name="T110"> в отчетности по </text:span><text:span text:style-name="Strong_20_Emphasis"><text:span text:style-name="T110">международным стандартам финансовой отчетности</text:span></text:span><text:span text:style-name="T110">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97"><text:span text:style-name="Strong_20_Emphasis"><text:span text:style-name="T110">Международные стандарты финансовой отчетности</text:span></text:span><text:span text:style-name="T110">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text:span><text:soft-page-break/><text:span text:style-name="T110">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97"><text:span text:style-name="T110">Существует два способа получения отчетности, соответствующей </text:span><text:span text:style-name="Strong_20_Emphasis"><text:span text:style-name="T110">международным стандартам финансовой отчетности</text:span></text:span><text:span text:style-name="T110">: параллельный учет и трансформация.</text:span></text:p>
      <text:p text:style-name="P97"><text:span text:style-name="Strong_20_Emphasis"><text:span text:style-name="T110">Параллельный учет</text:span></text:span><text:span text:style-name="T110"> для российской организации - это ведение двух баз данных: по российским стандартам и по </text:span><text:span text:style-name="Strong_20_Emphasis"><text:span text:style-name="T110">МСФО</text:span></text:span><text:span text:style-name="T110">.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110">МСФО</text:span></text:span><text:span text:style-name="T110">.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97"><text:span text:style-name="Strong_20_Emphasis"><text:span text:style-name="T110">Трансформация</text:span></text:span><text:span text:style-name="T110"> <text:s/>- это процесс подготовки отчетов по </text:span><text:span text:style-name="Strong_20_Emphasis"><text:span text:style-name="T110">международным стандартам финансовой отчетности</text:span></text:span><text:span text:style-name="T110">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97"><text:span text:style-name="T110">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110">финансовую отчетность по МСФО</text:span></text:span><text:span text:style-name="T110"> путем трансформации.</text:span></text:p>
      <text:p text:style-name="P97"><text:span text:style-name="T110">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110">отчетности по международным стандартам финансовой отчетности</text:span></text:span><text:span text:style-name="T110">, то можно рассмотреть возможность приглашения для постановки процесса учета специалистов со </text:span><text:soft-page-break/><text:span text:style-name="T110">стороны. Многие организации обращаются в таких случаях к аудиторским фирмам.</text:span></text:p>
      <text:p text:style-name="P95"><text:span text:style-name="T110">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110">отчетности по МСФО</text:span></text:span><text:span text:style-name="T110">.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110">МСФО</text:span></text:span><text:span text:style-name="T110"> и понимания ее результатов целесообразно привлечь российскую аудиторскую компанию.</text:span></text:p>
      <text:p text:style-name="P95"><text:span text:style-name="T110">Внедряя </text:span><text:span text:style-name="Strong_20_Emphasis"><text:span text:style-name="T110">Международные стандарты финансовой отчетности</text:span></text:span><text:span text:style-name="T110"> с помощью аудиторов можно достичь таких эффектов, как:</text:span></text:p>
      <text:list xml:id="list3375213941037616923" text:style-name="L4">
        <text:list-item>
          <text:p text:style-name="P103"><text:span text:style-name="T85">формирование отчетности для внешних пользователей в сжатые сроки с высокой точностью и с минимальными трудозатратами;</text:span></text:p>
        </text:list-item>
        <text:list-item>
          <text:p text:style-name="P103"><text:span text:style-name="T85">объективная оценка состояния компании на основании финансовой отчетности и принятие обоснованных управленческих решений.</text:span></text:p>
        </text:list-item>
      </text:list>
      <text:p text:style-name="P95"><text:span text:style-name="T110">Следует помнить, что финансовая отчетность признается подготовленной в соответствии с </text:span><text:span text:style-name="Strong_20_Emphasis"><text:span text:style-name="T110">международными стандартами финансовой отчетности</text:span></text:span><text:span text:style-name="T110">,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110">МСФО</text:span></text:span><text:span text:style-name="T110"> - к ее подготовке нужно подходить взвешенно и с должным уровнем профессионализма.</text:span></text:p>
      <text:p text:style-name="P99"><text:span text:style-name="T111"/></text:p>
      <text:p text:style-name="P16">.1 Принципы функционирования системы международных стандартов финансовой отчетности и её элементы</text:p>
      <text:p text:style-name="P13"/>
      <text:p text:style-name="P13"><text:soft-page-break/>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7"><text:span text:style-name="T150">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151">КМСФО &lt;http://allmsfo.ru/komitet-msfo.html&gt;</text:span><text:span text:style-name="T152">, при разработке будущих и пересмотре существующих стандартов число расхождений будет последовательно уменьшаться.</text:span></text:p>
      <text:p text:style-name="P20">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20">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text:soft-page-break/>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20">Элементы отчётности МСФО</text:p>
      <text:p text:style-name="P20">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20">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20">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7"><text:span text:style-name="T152">Собственный капитал - это оставшаяся доля активов предприятия после вычета всех обязательств</text:span><text:span text:style-name="T153">.</text:span></text:p>
      <text:p text:style-name="P37"><text:span text:style-name="T152">Доходы</text:span><text:span text:style-name="T153"> </text:span><text:span text:style-name="T152">-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text:span><text:soft-page-break/><text:span text:style-name="T152">выручку, полученную в результате основной (уставной) и неосновной деятельности предприятия.</text:span></text:p>
      <text:p text:style-name="P77"><text:span text:style-name="T120">Расходы</text:span><text:span text:style-name="T119"> </text:span><text:span text:style-name="T120">-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71"/>
      <text:p text:style-name="P22">.2 Основные отличия Российских и международных стандартов финансовой отчетности.</text:p>
      <text:p text:style-name="P20"/>
      <text:p text:style-name="P20">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20">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20">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text:soft-page-break/>инструкций, стандартов и процедур, относящихся к представлению бухгалтерской отчетности.</text:p>
      <text:p text:style-name="P20">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20">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text:soft-page-break/>План счетов бухгалтерского учета финансово-хозяйственной деятельности организаций и Инструкция по его применению.</text:p>
      <text:p text:style-name="P20">Опора на МСФО становится необходимым условием выхода российских предприятий на фондовый рынок или получения зарубежного финансирования (<text:span text:style-name="T62">см. приказ Минфина РФ от 28 июня 2000 г. № 60н "Методические рекомендации о порядке формирования показателей бухгалтерской отчетности организации"</text:span>). Еще ранее п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69">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h text:style-name="P106" text:outline-level="2">2.1 Стандарты, определяющие учетную политику</text:h>
      <text:p text:style-name="P42"/>
      <text:p text:style-name="P45"><text:span text:style-name="T143">В ряду рассматриваемых стандартов приоритетное место занимает </text:span><text:span text:style-name="T142">МСФО 1 «Представление финансовой отчетности». </text:span><text:span text:style-name="T143">Этот стандарт, будучи первым, предопределил структуру и в значительной мере содержание многих других стандартов.</text:span></text:p>
      <text:p text:style-name="P57"><text:soft-page-break/>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45"><text:span text:style-name="T143">В </text:span><text:span text:style-name="T142">МСФО 8 «Чистая прибыль или убыток за период, фундаментальные ошибки и изменения в учетной политике» </text:span><text:span text:style-name="T143">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57">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57">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45"><text:span text:style-name="T143">В </text:span><text:span text:style-name="T142">МСФО 10 «Условные события и события, происшедшие после отчетной даты» </text:span><text:span text:style-name="T143">рассмотрены неожиданные факты, которые либо произошли, либо могут произойти и существенно повлиять на показатели отчетности.</text:span></text:p>
      <text:p text:style-name="P45"><text:span text:style-name="T142">МСФО 14 «Сегментная отчетность» </text:span><text:span text:style-name="T143">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text:span><text:soft-page-break/><text:span text:style-name="T143">услуг. В отчетности разграничивают доходы и расходы, материальные и нематериальные активы по отраслям, регионам, рынкам сбыта.</text:span></text:p>
      <text:p text:style-name="P57">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57">Составляется сводная отчетность по компании в целом.</text:p>
      <text:p text:style-name="P45"><text:span text:style-name="T142">МСФО 24 «Раскрытие информации о связанных сторонах». </text:span><text:span text:style-name="T143">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57">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45"><text:span text:style-name="T142">МСФО 22 «Объединение компаний» </text:span><text:span text:style-name="T143">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text:span><text:soft-page-break/><text:span text:style-name="T143">амортизируют, отрицательный считают отложенными доходами, списываемыми на прибыль в течение пяти лет.</text:span></text:p>
      <text:p text:style-name="P57">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57">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45"><text:span text:style-name="T143">В </text:span><text:span text:style-name="T142">МСФО 7 «Отчеты о движении денежных средств»</text:span><text:span text:style-name="T144">.</text:span><text:span text:style-name="T142"> </text:span><text:span text:style-name="T143">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 </text:span><text:span text:style-name="T60">Эта рекомендация использована и для составления казахстанского отчета о движении денежных средств (форма № 4).</text:span></text:p>
      <text:p text:style-name="P57">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text:soft-page-break/>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text:p>
      <text:p text:style-name="P45"><text:span text:style-name="T143">В </text:span><text:span text:style-name="T142">МСФО 15 «Информация, отражающая влияние изменения цен» </text:span><text:span text:style-name="T143">имеются в виду просто колебания цен, а не инфляция, которая раскрывается в МСФО 29.</text:span></text:p>
      <text:p text:style-name="P57">В соответствии с МСФО 15 корректируют оценку недвижимости, товарно-материальных ценностей, сумму продаж, денежных средств и др.</text:p>
      <text:p text:style-name="P45"><text:span text:style-name="T142">МСФО 21 «Влияние изменений валютных курсов» </text:span><text:span text:style-name="T143">рекомендует составлять отчет в отечественной валюте с использованием валютного курса и фиксированием курсовых разниц.</text:span></text:p>
      <text:p text:style-name="P45"><text:span text:style-name="T143">В </text:span><text:span text:style-name="T142">МСФО 29 «Финансовая отчетность в условиях гиперинфляции» </text:span><text:span text:style-name="T143">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45"><text:span text:style-name="T143">Согласно положениям </text:span><text:span text:style-name="T142">МСФО 30 «Раскрытие информации в финансовой отчетности банков и аналогичных финансовых институтов» </text:span><text:span text:style-name="T143">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text:span><text:soft-page-break/><text:span text:style-name="T143">Уместно напомнить слова великого дипломата </text:span><text:span text:style-name="T137">XIX</text:span><text:span text:style-name="T143"> века Ш.М. Талейрана: «Курс национальной валюты обычно опускается вместе с престижем государства».</text:span></text:p>
      <text:p text:style-name="P57">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57">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57">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57">Примерами материальных активов, отнесенных к недвижимости, зданиям и оборудованию, являются земля, здания, станки, корабли, самолеты, <text:soft-page-break/>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льготы при продажах, которые вычитаются при установлении покупной цены.</text:p>
      <text:p text:style-name="P57">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45"><text:span text:style-name="T143">Пример </text:span><text:span text:style-name="T137">II</text:span><text:span text:style-name="T143">.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57">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57">По этим данным первоначальная стоимость приобретения (себестоимость) станка для фирмы Б составит 12 000 дол.</text:p>
      <text:p text:style-name="P57"/>
      <text:p text:style-name="P57">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81">Показатели</text:p>
          </table:table-cell>
          <table:table-cell table:style-name="Таблица2.A1" office:value-type="string">
            <text:p text:style-name="P81">Сумма, дол.</text:p>
          </table:table-cell>
        </table:table-row>
        <table:table-row table:style-name="Таблица2.2">
          <table:table-cell table:style-name="Таблица2.A1" office:value-type="string">
            <text:p text:style-name="P81">1 .Базовая покупная цена </text:p>
          </table:table-cell>
          <table:table-cell table:style-name="Таблица2.A1" office:value-type="string">
            <text:p text:style-name="P81">10000 </text:p>
          </table:table-cell>
        </table:table-row>
        <table:table-row table:style-name="Таблица2.3">
          <table:table-cell table:style-name="Таблица2.A1" office:value-type="string">
            <text:p text:style-name="P81">2. Дисконт (скидка) по оплате в течение установленного <text:soft-page-break/>срока (3% х 10000 дол. : 100%) </text:p>
          </table:table-cell>
          <table:table-cell table:style-name="Таблица2.A1" office:value-type="string">
            <text:p text:style-name="P81">300 <text:soft-page-break/></text:p>
          </table:table-cell>
        </table:table-row>
        <table:table-row table:style-name="Таблица2.2">
          <table:table-cell table:style-name="Таблица2.A1" office:value-type="string">
            <text:p text:style-name="P81">3. Покупная цена с учетом дисконта (п. 1 – п. 2) </text:p>
          </table:table-cell>
          <table:table-cell table:style-name="Таблица2.A1" office:value-type="string">
            <text:p text:style-name="P81">9700 </text:p>
          </table:table-cell>
        </table:table-row>
        <table:table-row table:style-name="Таблица2.2">
          <table:table-cell table:style-name="Таблица2.A1" office:value-type="string">
            <text:p text:style-name="P81">4. Налог на приобретение станка (6% х 9 700 дол. : 100%) </text:p>
          </table:table-cell>
          <table:table-cell table:style-name="Таблица2.A1" office:value-type="string">
            <text:p text:style-name="P81">582 </text:p>
          </table:table-cell>
        </table:table-row>
        <table:table-row table:style-name="Таблица2.6">
          <table:table-cell table:style-name="Таблица2.A1" office:value-type="string">
            <text:p text:style-name="P81">5. Железнодорожный тариф </text:p>
          </table:table-cell>
          <table:table-cell table:style-name="Таблица2.A1" office:value-type="string">
            <text:p text:style-name="P81">1000 </text:p>
          </table:table-cell>
        </table:table-row>
        <table:table-row table:style-name="Таблица2.2">
          <table:table-cell table:style-name="Таблица2.A1" office:value-type="string">
            <text:p text:style-name="P81">6. Доставка автотранспортом </text:p>
          </table:table-cell>
          <table:table-cell table:style-name="Таблица2.A1" office:value-type="string">
            <text:p text:style-name="P81">200 </text:p>
          </table:table-cell>
        </table:table-row>
        <table:table-row table:style-name="Таблица2.2">
          <table:table-cell table:style-name="Таблица2.A1" office:value-type="string">
            <text:p text:style-name="P81">7. Стоимость монтажа </text:p>
          </table:table-cell>
          <table:table-cell table:style-name="Таблица2.A1" office:value-type="string">
            <text:p text:style-name="P81">518 </text:p>
          </table:table-cell>
        </table:table-row>
        <table:table-row table:style-name="Таблица2.9">
          <table:table-cell table:style-name="Таблица2.A1" office:value-type="string">
            <text:p text:style-name="P81">8. Первоначальная стоимость приобретения (себестоимость) станка (п. 3 + л- 4 + п. 5 + п. 6 + п. 7) </text:p>
          </table:table-cell>
          <table:table-cell table:style-name="Таблица2.A1" office:value-type="string">
            <text:p text:style-name="P81">12000 </text:p>
          </table:table-cell>
        </table:table-row>
      </table:table>
      <text:p text:style-name="P57"/>
      <text:p text:style-name="P57">На первоначальную стоимость приобретенного оборудования (12 000 дол.) в бухгалтерии фирмы будет сделана следующая запись:</text:p>
      <text:p text:style-name="P57">Д 2412 «Полиграфическое оборудование» – К 1030 «Расчетный счет».</text:p>
      <text:p text:style-name="P57">На момент приобретения первоначальная стоимость станка включается в состав активов предприятия и отражается в бухгалтерском балансе.</text:p>
      <text:p text:style-name="P45"><text:span text:style-name="T143">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55">1</text:span><text:span text:style-name="T143">/</text:span><text:span text:style-name="T57">10</text:span><text:span text:style-name="T143">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45"><text:soft-page-break/><text:span text:style-name="T143">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Полиграфическое оборудование»), </text:span><text:span text:style-name="T142">учет земли, даже тогда, когда она занята под застройки, всегда ведут на отдельном специальном бухгалтерском счете.</text:span></text:p>
      <text:p text:style-name="P57">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57">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57">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5">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81">Объекты</text:p>
          </table:table-cell>
          <table:table-cell table:style-name="Таблица3.A1" office:value-type="string">
            <text:p text:style-name="P81">Оценочная стоимость, дол.</text:p>
          </table:table-cell>
          <table:table-cell table:style-name="Таблица3.A1" office:value-type="string">
            <text:p text:style-name="P81">Пропорция, %</text:p>
          </table:table-cell>
          <table:table-cell table:style-name="Таблица3.A1" office:value-type="string">
            <text:p text:style-name="P81">Договорная</text:p>
            <text:p text:style-name="P81">стоимость, дол.</text:p>
          </table:table-cell>
        </table:table-row>
        <table:table-row table:style-name="Таблица3.2">
          <table:table-cell table:style-name="Таблица3.A1" office:value-type="string">
            <text:p text:style-name="P81">1 . Земля </text:p>
          </table:table-cell>
          <table:table-cell table:style-name="Таблица3.A1" office:value-type="string">
            <text:p text:style-name="P81">150000 </text:p>
          </table:table-cell>
          <table:table-cell table:style-name="Таблица3.A1" office:value-type="string">
            <text:p text:style-name="P81">43 </text:p>
          </table:table-cell>
          <table:table-cell table:style-name="Таблица3.A1" office:value-type="string">
            <text:p text:style-name="P81">129000 </text:p>
          </table:table-cell>
        </table:table-row>
        <table:table-row table:style-name="Таблица3.3">
          <table:table-cell table:style-name="Таблица3.A1" office:value-type="string">
            <text:p text:style-name="P81">2. Дворец спорта </text:p>
          </table:table-cell>
          <table:table-cell table:style-name="Таблица3.A1" office:value-type="string">
            <text:p text:style-name="P81">200 000 </text:p>
          </table:table-cell>
          <table:table-cell table:style-name="Таблица3.A1" office:value-type="string">
            <text:p text:style-name="P81">57 </text:p>
          </table:table-cell>
          <table:table-cell table:style-name="Таблица3.A1" office:value-type="string">
            <text:p text:style-name="P81">171 000 </text:p>
          </table:table-cell>
        </table:table-row>
        <table:table-row table:style-name="Таблица3.4">
          <table:table-cell table:style-name="Таблица3.A1" office:value-type="string">
            <text:p text:style-name="P81">3. Итого единая стоимость</text:p>
          </table:table-cell>
          <table:table-cell table:style-name="Таблица3.A1" office:value-type="string">
            <text:p text:style-name="P81">350 000 </text:p>
          </table:table-cell>
          <table:table-cell table:style-name="Таблица3.A1" office:value-type="string">
            <text:p text:style-name="P81">100 </text:p>
          </table:table-cell>
          <table:table-cell table:style-name="Таблица3.A1" office:value-type="string">
            <text:p text:style-name="P81">300 000 </text:p>
          </table:table-cell>
        </table:table-row>
      </table:table>
      <text:p text:style-name="P57"/>
      <text:p text:style-name="P109"><text:soft-page-break/>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45"><text:span text:style-name="T62">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45">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45">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text:soft-page-break/>как уже отнесенная на затраты часть первоначальной стоимости приобретенных ранее долгосрочно используемых внеоборотных активов.</text:p>
      <text:p text:style-name="P45">В зарубежной практике используется несколько методов амортизации внеоборотных активов. Их подразделяют на две группы: <text:span text:style-name="T145">традиционные методы и методы ускоренной амортизации. </text:span>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p>
      <text:p text:style-name="P45">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45">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45"/>
      <text:p text:style-name="P60">2.2 Представление финансовой отчетности и ее состав</text:p>
      <text:p text:style-name="P45"/>
      <text:p text:style-name="P45">Целью <text:span text:style-name="T139">IAS</text:span>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p>
      <text:p text:style-name="P45"><text:soft-page-break/>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45">Если организация не представляла финансовую отчетность за предыдущие периоды, то она должна раскрыть этот факт.</text:p>
      <text:p text:style-name="P45">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45">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45">Полный комплект финансовой отчетности включает:</text:p>
      <text:list xml:id="list6306736577172285244" text:style-name="WWNum14">
        <text:list-item>
          <text:p text:style-name="P46">бухгалтерский баланс <text:span text:style-name="T139">(Balance Sheet);</text:span></text:p>
        </text:list-item>
        <text:list-item>
          <text:p text:style-name="P46">отчет о прибылях и убытках <text:span text:style-name="T139">(Income Statement);</text:span></text:p>
        </text:list-item>
        <text:list-item>
          <text:p text:style-name="P46">отчет о движении капитала <text:span text:style-name="T139">(Charges in Equity Statement);</text:span></text:p>
        </text:list-item>
        <text:list-item>
          <text:p text:style-name="P46"><text:soft-page-break/>отчет о движении денежных средств <text:span text:style-name="T139">(Cash Flow Statement);</text:span></text:p>
        </text:list-item>
        <text:list-item>
          <text:p text:style-name="P46">учетная политика и пояснительный материал <text:span text:style-name="T139">(Accounting Policies).</text:span></text:p>
        </text:list-item>
      </text:list>
      <text:p text:style-name="P45"><text:span text:style-name="T138">I</text:span><text:span text:style-name="T141">AS </text:span><text:span text:style-name="T62">1 раскрывает структуру и содержание каждой из форм отчетности. Здесь следует отметить, что рассматриваемый стандарт был пересмотрен в 1999 г. и вступил в силу в 2000 г.</text:span> Далее будет раскрыто содержание пересмотренного стандарта во избежание морального устаревания информации.</text:p>
      <text:p text:style-name="P45">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45">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45">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text:soft-page-break/>перечисленных статей, приводится в бухгалтерском балансе или в приложениях к финансовой отчетности в соответствии с требованиями МСФО.</text:p>
      <text:p text:style-name="P45">Для отчета о прибылях и убытках <text:span text:style-name="T139">IAS </text:span>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p>
      <text:p text:style-name="P45">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45">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45">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45"><text:soft-page-break/>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45">Содержание отчета о движении денежных средств будет раскрыто при рассмотрении соответствующего стандарта <text:span text:style-name="T139">IAS </text:span>7.</text:p>
      <text:p text:style-name="P45">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45">В стандарте дан перечень существенной информации, которую необходимо включать в Бухгалтерский баланс и Отчет о прибылях и убытках.</text:p>
      <text:p text:style-name="P45">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45">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45">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text:soft-page-break/>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45">Таким образом, в баланс предприятия включаются следующие элементы:</text:p>
      <text:p text:style-name="P45">а) <text:span text:style-name="T145">активы</text:span>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p>
      <text:p text:style-name="P45">б) <text:span text:style-name="T145">пассивы</text:span> (<text:span text:style-name="T145">обязательства</text:span>)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p>
      <text:p text:style-name="P45">в) <text:span text:style-name="T145">капитал</text:span>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p>
      <text:p text:style-name="P45">Кроме того, на практике некоторые объекты, которые не подпадают под определение активов или пассивов и которые не отражаются как часть <text:soft-page-break/>собственного капитала (например, отложенные расходы и отложенные поступления), показывают в балансе отдельно.</text:p>
      <text:p text:style-name="P61">Таким образом, баланс, составленный по требованиям МСФО, в отличие от казахстанского имеет не два элемента, а три, и в пассивах здесь не смешиваются собственные и заемные средства предприятия, что дает больше возможностей для анализа финансовой устойчивости предприятия.</text:p>
      <text:p text:style-name="P45">Рассмотрим вышеназванные элементы баланса более подробно.</text:p>
      <text:p text:style-name="P45">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8156969580804756140" text:style-name="WWNum1">
        <text:list-item>
          <text:p text:style-name="P47">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47">обмен на другие активы;</text:p>
        </text:list-item>
        <text:list-item>
          <text:p text:style-name="P47">использование для погашения одного или нескольких обязательств;</text:p>
        </text:list-item>
        <text:list-item>
          <text:p text:style-name="P47">распределение среди акционеров предприятия.</text:p>
        </text:list-item>
      </text:list>
      <text:p text:style-name="P45">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45">Активы возникают в результате событий прошлых периодов, которые могут представлять собой операции, связанные или не связанные с <text:soft-page-break/>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45">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45">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45">Урегулирование обязательств может осуществляться несколькими способами, как-то:</text:p>
      <text:list xml:id="list6661904689619464143" text:style-name="WWNum2">
        <text:list-item>
          <text:p text:style-name="P48">выплата наличными;</text:p>
        </text:list-item>
        <text:list-item>
          <text:p text:style-name="P48">передача активов;</text:p>
        </text:list-item>
        <text:list-item>
          <text:p text:style-name="P48">предоставление услуг;</text:p>
        </text:list-item>
        <text:list-item>
          <text:p text:style-name="P48">замена данного обязательства другим обязательством;</text:p>
        </text:list-item>
        <text:list-item>
          <text:p text:style-name="P48">обращение обязательства в капитал предприятия.</text:p>
        </text:list-item>
      </text:list>
      <text:p text:style-name="P45"><text:soft-page-break/>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45">Под <text:span text:style-name="T145">резервами предполагаемых ассигнований</text:span>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p>
      <text:p text:style-name="P45">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45">Капитал определен выше как остаток от вычитания величины обязательств из величины активов представляющего отчетность предприятия. <text:soft-page-break/>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45">Более глубокому пониманию сути капитала способствует его разделение:</text:p>
      <text:p text:style-name="P45">а) на капитал, который представляющее отчетность предприятие получает от акционеров;</text:p>
      <text:p text:style-name="P45">б) капитал, который оно генерирует за счет собственных усилий (прибыль).</text:p>
      <text:p text:style-name="P45">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45">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45">Режим, применяемый к учету оплаченной части акционерного капитала, в разных странах неодинаков. В некоторых странах <text:span text:style-name="T61">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text:soft-page-break/>собственного капитала следует указывать отдельно по акционерам головного предприятия и другим акционерам.</text:p>
      <text:p text:style-name="P45">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45">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45">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45">Таким образом, форма отчетности о результатах деятельности (отчета о прибылях и убытках) включает следующие элементы:</text:p>
      <text:p text:style-name="P45">а) <text:span text:style-name="T145">доходы </text:span>–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p>
      <text:p text:style-name="P45">б)<text:span text:style-name="T145"> расходы </text:span>–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p>
      <text:p text:style-name="P45"><text:soft-page-break/>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105">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 <text:span text:style-name="T58">В настоящее время эта концепция нашла отражение и в казахстанском учете (использование счета 541 «Дополнительный неоплаченный капитал от переоценки основных средств» для отражения переоценки основных средств).</text:span></text:p>
      <text:p text:style-name="P105"/>
      <text:p text:style-name="P6">2.3 Отражение в зарубежной финансовой отчетности доходов, расходов и финансового результата предприятия</text:p>
      <text:p text:style-name="P57"/>
      <text:p text:style-name="P45"><text:span text:style-name="T146">Подход к учету доходов и расходов (особенно расходов), заложенный в МСФО, не такой жесткий, как это принято в Казахстане.</text:span><text:span text:style-name="T143"> Очевидно, отечественные стандарты несут на себе печать информационных интересов </text:span><text:soft-page-break/><text:span text:style-name="T143">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span></text:p>
      <text:p text:style-name="P45"><text:span text:style-name="T143">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137">Framework</text:span><text:span text:style-name="T143"> </text:span><text:span text:style-name="T137">for</text:span><text:span text:style-name="T143"> </text:span><text:span text:style-name="T137">the</text:span><text:span text:style-name="T143"> </text:span><text:span text:style-name="T137">preparation</text:span><text:span text:style-name="T143"> </text:span><text:span text:style-name="T137">and</text:span><text:span text:style-name="T143"> </text:span><text:span text:style-name="T137">presentation</text:span><text:span text:style-name="T143"> </text:span><text:span text:style-name="T137">of</text:span><text:span text:style-name="T143"> </text:span><text:span text:style-name="T137">financial</text:span><text:span text:style-name="T143"> </text:span><text:span text:style-name="T137">statements</text:span><text:span text:style-name="T143">), которые являются теоретической базой МСФО.</text:span></text:p>
      <text:p text:style-name="P57">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57">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57">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57"><text:soft-page-break/>2) если необходимо показать содержание операции, критерии признания необходимо применять к отдельно выделяемым элементам операции.</text:p>
      <text:p text:style-name="P57">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57">1) продажи товаров;</text:p>
      <text:p text:style-name="P57">2) предоставления услуг;</text:p>
      <text:p text:style-name="P57">3) использования другими организациями активов компании, приносящих проценты, роялти и дивиденды.</text:p>
      <text:p text:style-name="P45"><text:span text:style-name="T143">К </text:span><text:span text:style-name="T142">финансовым доходам международного отчета о прибылях и убытках </text:span><text:span text:style-name="T143">с точки зрения международной практики методологически более правильно относить такие операционные доходы, как:</text:span></text:p>
      <text:list xml:id="list321016481708646813" text:style-name="WWNum15">
        <text:list-item>
          <text:p text:style-name="P107">поступления, связанные с участием в уставном капитале других организаций (включая проценты и иные доходы по ценным бумагам);</text:p>
        </text:list-item>
        <text:list-item>
          <text:p text:style-name="P49">прибыль, полученную организацией в результате совместной деятельности (по договору простого товарищества);</text:p>
        </text:list-item>
        <text:list-item>
          <text:p text:style-name="P49">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45">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text:soft-page-break/>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45">В соответствии с международными стандартами расход должен быть признан <text:span text:style-name="T145">немедленно </text:span>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p>
      <text:p text:style-name="P45">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45"><text:soft-page-break/>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 text:style-name="T145">исправление фундаментальных ошибок</text:span> и <text:span text:style-name="T145">влияние изменений в учетной политике</text:span>.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p>
      <text:p text:style-name="P45">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6983345373458963063" text:style-name="WWNum16">
        <text:list-item>
          <text:p text:style-name="P50">прибыль (убыток) от операционной деятельности;</text:p>
        </text:list-item>
        <text:list-item>
          <text:p text:style-name="P50">чрезвычайные (внереализационные) статьи.</text:p>
        </text:list-item>
      </text:list>
      <text:p text:style-name="P45">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45"><text:span text:style-name="T145">Чрезвычайные</text:span> <text:span text:style-name="T145">статьи</text:span> (<text:span text:style-name="T135">extraordinary</text:span> <text:span text:style-name="T135">items</text:span>)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p>
      <text:p text:style-name="P45"><text:soft-page-break/><text:span text:style-name="T145">Обычная</text:span> <text:span text:style-name="T145">деятельность</text:span> (<text:span text:style-name="T135">ordinary</text:span> <text:span text:style-name="T135">activities</text:span>)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p>
      <text:p text:style-name="P45">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p>
      <text:p text:style-name="P45">Примерами событий или операций, которые обычно приводят к возникновению чрезвычайных статей для большинства предприятий, могут быть:</text:p>
      <text:list xml:id="list7626062622434341305" text:style-name="WWNum17">
        <text:list-item>
          <text:p text:style-name="P51">экспроприация активов;</text:p>
        </text:list-item>
        <text:list-item>
          <text:p text:style-name="P51">наводнение или другое стихийное бедствие.</text:p>
        </text:list-item>
      </text:list>
      <text:p text:style-name="P45">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text:p>
      <text:p text:style-name="P45"><text:soft-page-break/>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 text:style-name="T145">пояснений в отношении обычных статей доходов и расходов, </text:span>можно назвать следующие:</text:p>
      <text:list xml:id="list935294913583882449" text:style-name="WWNum18">
        <text:list-item>
          <text:p text:style-name="P108">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52">реструктуризация деятельности предприятия и уменьшение резервов, созданных для такой реструктуризации;</text:p>
        </text:list-item>
        <text:list-item>
          <text:p text:style-name="P52">продажа или списание с баланса объектов основных средств;</text:p>
        </text:list-item>
        <text:list-item>
          <text:p text:style-name="P52">продажа (выбытие) долгосрочных инвестиций;</text:p>
        </text:list-item>
        <text:list-item>
          <text:p text:style-name="P52">прекращение каких-либо хозяйственных процессов;</text:p>
        </text:list-item>
        <text:list-item>
          <text:p text:style-name="P52">урегулирование судебных тяжб;</text:p>
        </text:list-item>
        <text:list-item>
          <text:p text:style-name="P52">создание других резервов или проведение прочих корректировок. </text:p>
        </text:list-item>
      </text:list>
      <text:p text:style-name="P55">Отдельного рассмотрения требует <text:span text:style-name="T145">прекращение предприятием каких-либо хозяйственных процессов </text:span>(<text:span text:style-name="T135">discontinuance</text:span> <text:span text:style-name="T135">of</text:span> <text:span text:style-name="T135">operations</text:span>).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p>
      <text:p text:style-name="P55"><text:soft-page-break/>При прекращении хозяйственного процесса предприятие должно обеспечить пользователей финансовой отчетности следующей информацией:</text:p>
      <text:list xml:id="list893007701854945565" text:style-name="WWNum19">
        <text:list-item>
          <text:p text:style-name="P53">о сущности прекращенного хозяйственного процесса;</text:p>
        </text:list-item>
        <text:list-item>
          <text:p text:style-name="P53">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53">дате прекращения хозяйственного процесса для целей бухгалтерского учета;</text:p>
        </text:list-item>
        <text:list-item>
          <text:p text:style-name="P53">прибыли или убытки от прекращения и учетной политики, применяемой в отношении измерения этой прибыли или убытка;</text:p>
        </text:list-item>
        <text:list-item>
          <text:p text:style-name="P53">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109">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45"><text:soft-page-break/>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45">Покажем, как должна быть раскрыта в финансовой отчетности информации о чрезвычайных статьях и прекращенных хозяйственных процессах <text:span text:style-name="T62">(табл. 4 и последующие примечания представленные в приложении 2).</text:span></text:p>
      <text:p text:style-name="P45">Очень важен вопрос раскрытия в отчетности информации об <text:span text:style-name="T145">изменениях в учетных оценках </text:span>(<text:span text:style-name="T135">changes</text:span> <text:span text:style-name="T135">in</text:span> <text:span text:style-name="T135">accounting</text:span> <text:span text:style-name="T135">estimates</text:span>). Такие статьи отличаются от изменений в учетной политике (<text:span text:style-name="T135">changes</text:span> <text:span text:style-name="T135">in</text:span> <text:span text:style-name="T135">accounting</text:span> <text:span text:style-name="T135">policies</text:span>).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p>
      <text:p text:style-name="P45"><text:span text:style-name="T145">Пример 3. </text:span>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p>
      <text:p text:style-name="P45">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45">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text:soft-page-break/>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45">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45">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text:span text:style-name="T58">(в казахстанском учете такие сроки, как правило, не пересматриваются</text:span>) влияет на расходы по амортизации текущего периода и всех последующих периодов срока полезного использования объекта.</text:p>
      <text:p text:style-name="P45">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45">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56"/>
      <text:h text:style-name="P106" text:outline-level="2"><text:bookmark-start text:name="_Toc43875407"/>2.4 Исправление существенных ошибок в учете<text:bookmark-end text:name="_Toc43875407"/></text:h>
      <text:p text:style-name="P57"/>
      <text:p text:style-name="P57"><text:soft-page-break/>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57">Прежде всего, остановимся на способах исправления существенных ошибок.</text:p>
      <text:p text:style-name="P45"><text:span text:style-name="T143">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142">существенными. </text:span><text:span text:style-name="T143">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57">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text:soft-page-break/>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57">В МФСО 8 предусматриваются два подхода к исправлению существенных ошибок:</text:p>
      <text:p text:style-name="P57">1) общепринятый;</text:p>
      <text:p text:style-name="P57">2) разрешенный альтернативный.</text:p>
      <text:p text:style-name="P45"><text:span text:style-name="T143">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142">корректировки начального остатка по счету нераспределенной прибыли. </text:span><text:span text:style-name="T143">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57">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57">Предприятие должно раскрыть в отчетности следующую информацию:</text:p>
      <text:list xml:id="list8377224995824224027" text:style-name="WWNum20">
        <text:list-item>
          <text:p text:style-name="P58">величину существенной ошибки;</text:p>
        </text:list-item>
        <text:list-item>
          <text:p text:style-name="P58">сумму корректировки за текущий период и за каждый предшествующий представленный отчетный период;</text:p>
        </text:list-item>
        <text:list-item>
          <text:p text:style-name="P58"><text:soft-page-break/>сумму корректировки, относящуюся к периодам, предшествующим тем, которые были включены в сравнительную информацию;</text:p>
        </text:list-item>
        <text:list-item>
          <text:p text:style-name="P58">факт корректировки сравнительной информации или объяснение невозможности этого.</text:p>
        </text:list-item>
      </text:list>
      <text:p text:style-name="P45"><text:span text:style-name="T143">Разрешенный альтернативный подход. В соответствии с этим подходом сумма исправления существенной ошибки должна быть включена в </text:span><text:span text:style-name="T142">определение чистой прибыли (убытка) за текущий период.</text:span></text:p>
      <text:p text:style-name="P45"><text:span text:style-name="T143">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137">pro</text:span><text:span text:style-name="T143"> </text:span><text:span text:style-name="T137">forma</text:span><text:span text:style-name="T143">).</text:span></text:p>
      <text:p text:style-name="P57">В случае применения разрешенного альтернативного подхода предприятие должно раскрыть в отчетности следующую информацию:</text:p>
      <text:list xml:id="list153309216186964371" text:style-name="WWNum21">
        <text:list-item>
          <text:p text:style-name="P59">величину существенной ошибки;</text:p>
        </text:list-item>
        <text:list-item>
          <text:p text:style-name="P59">сумму корректировки, включенную в определение чистой прибыли (убытка) за текущий период;</text:p>
        </text:list-item>
        <text:list-item text:start-value="1">
          <text:p text:style-name="P54"><text:span text:style-name="T143">сумму корректировки, относящуюся к периодам, за которые представлена информация </text:span><text:span text:style-name="T137">pro</text:span><text:span text:style-name="T143"> </text:span><text:span text:style-name="T137">forma</text:span><text:span text:style-name="T143">, и сумму корректировки, относящуюся к предшествующим периодам, либо объяснение факта невозможности предоставления информации </text:span><text:span text:style-name="T137">pro</text:span><text:span text:style-name="T143"> </text:span><text:span text:style-name="T137">forma</text:span><text:span text:style-name="T143">.</text:span></text:p>
        </text:list-item>
      </text:list>
      <text:p text:style-name="P57">Для иллюстрации применения предприятием обоих подходов воспользуемся примером.</text:p>
      <text:p text:style-name="P57"><text:soft-page-break/>Пример 4. В конце 2006 г. перед составлением баланса компания В обнаружила, что определенные товары, проданные в 2005 г., были ошибочно включены в состав товарно-материальных запасов в балансе на 31 декабря 2005 г. Сумма ошибки составила 6500 тыс. дол. Сумма нераспределенной прибыли в балансе на 1 января 2000 г. составила 20 000 тыс. дол., на 31 декабря 2005 г.– 34 000 тыс. дол.</text:p>
      <text:p text:style-name="P57">Себестоимость реализованных товаров определяется по формуле:</text:p>
      <text:p text:style-name="P57">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57">Бухгалтерские записи на счетах в течение 2006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06 г. в размере 6500 тыс. дол.) и налог на прибыль к уплате в бюджет в размере 5250 тыс. дол. (заниженный размер налога из-за завышения себестоимости).</text:p>
      <text:p text:style-name="P57"><text:span text:style-name="T62">Отметим, что в 2005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05-й и 2006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05 -и и 2006 г. равнялась 30%. Неоткорректированный отчет о прибылях и убытках компании В за 2000 г. выглядел следующим образом:</text:p>
      <text:p text:style-name="P62"/>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79">Выручка от реализации</text:p>
          </table:table-cell>
          <table:table-cell table:style-name="Таблица4.A1" office:value-type="string">
            <text:p text:style-name="P79">73 500</text:p>
          </table:table-cell>
        </table:table-row>
        <table:table-row table:style-name="Таблица4.1">
          <table:table-cell table:style-name="Таблица4.A1" office:value-type="string">
            <text:p text:style-name="P79">Себестоимость реализованных товаров </text:p>
          </table:table-cell>
          <table:table-cell table:style-name="Таблица4.A1" office:value-type="string">
            <text:p text:style-name="P79">(53 500)</text:p>
          </table:table-cell>
        </table:table-row>
        <text:soft-page-break/>
        <table:table-row table:style-name="Таблица4.1">
          <table:table-cell table:style-name="Таблица4.A1" office:value-type="string">
            <text:p text:style-name="P79">Прибыль от операционной деятельности до налогообложения</text:p>
          </table:table-cell>
          <table:table-cell table:style-name="Таблица4.A1" office:value-type="string">
            <text:p text:style-name="P79">20 000</text:p>
          </table:table-cell>
        </table:table-row>
        <table:table-row table:style-name="Таблица4.1">
          <table:table-cell table:style-name="Таблица4.A1" office:value-type="string">
            <text:p text:style-name="P79">Налог на прибыль</text:p>
          </table:table-cell>
          <table:table-cell table:style-name="Таблица4.A1" office:value-type="string">
            <text:p text:style-name="P79">6000</text:p>
          </table:table-cell>
        </table:table-row>
        <table:table-row table:style-name="Таблица4.1">
          <table:table-cell table:style-name="Таблица4.A1" office:value-type="string">
            <text:p text:style-name="P79">Чистая прибыль </text:p>
          </table:table-cell>
          <table:table-cell table:style-name="Таблица4.A1" office:value-type="string">
            <text:p text:style-name="P79">14 000</text:p>
          </table:table-cell>
        </table:table-row>
      </table:table>
      <text:p text:style-name="P70">Составим отчет о прибылях и убытках и отчет о нераспределенной прибыли за 2006-и и 2005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05 г. <text:span text:style-name="T58">(приложение 3, табл. 5 и 6)</text:span>.</text:p>
      <text:p text:style-name="P70"/>
      <text:p text:style-name="P17"/>
      <text:p text:style-name="P86"/>
      <text:p text:style-name="P85"/>
      <text:p text:style-name="P19"/>
      <text:p text:style-name="P23">Выводы</text:p>
      <text:p text:style-name="P21">.1 Этапы реформирования бухгалтерского учета в соответствии с международными стандартами финансовой отчетности</text:p>
      <text:p text:style-name="P18"/>
      <text:p text:style-name="P18">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p text:style-name="P35"><text:span text:style-name="T152">v<text:tab/>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p text:style-name="P35"><text:span text:style-name="T152">v<text:tab/>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p text:style-name="P35"><text:span text:style-name="T152">v<text:tab/>консультативным советом по стандартам выносится решение о включении данной темы в повестку дня СМСФО;</text:span></text:p>
      <text:p text:style-name="P35"><text:span text:style-name="T152">v<text:tab/>КСС создается консультативная группа для оказания консультативной поддержки СМСФО;</text:span></text:p>
      <text:p text:style-name="P35"><text:span text:style-name="T152">v<text:tab/>публикуется Дискуссионный документ (ДД) для всеобщего обсуждения;</text:span></text:p>
      <text:p text:style-name="P35"><text:span text:style-name="T152">v<text:tab/>публикуется Проект положения (ПП) для всеобщего обсуждения;</text:span></text:p>
      <text:p text:style-name="P35"><text:soft-page-break/><text:span text:style-name="T152">v<text:tab/>рассматриваются все комментарии и мнения полученные в установленный период. При этом установленный период определяется как «обоснованный срок». Ранее комментарии общественности по Проектам положений и Дискуссионным документам составлял, как правило, 120 дней;</text:span></text:p>
      <text:p text:style-name="P35"><text:span text:style-name="T152">v<text:tab/>как минимум 8 голосами СМСФО осуществляется утверждение стандарта;</text:span></text:p>
      <text:p text:style-name="P18">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8">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18">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8">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8">МСФО излагают общие, основные принципы составления финансовой отчетности и не содержат конкретной детализации для каждого конкретного <text:soft-page-break/>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8">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8">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8">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8"/>
      <text:p text:style-name="P21">.2 Проблемы и недостатки процедуры перехода на МСФО</text:p>
      <text:p text:style-name="P18"/>
      <text:p text:style-name="P35"><text:span text:style-name="T152">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text:span><text:soft-page-break/><text:span text:style-name="T152">отчетности, нелегко понять, почему оно принимает разные формы в различных странах. </text:span></text:p>
      <text:p text:style-name="P18">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5"><text:span text:style-name="T152">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text:span><text:soft-page-break/><text:span text:style-name="T152">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18">Национальные проблемы GAAP (Generally Accepted Accounting Principles) </text:p>
      <text:p text:style-name="P35"><text:span text:style-name="T152">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text:span><text:soft-page-break/><text:span text:style-name="T152">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5"><text:span text:style-name="T152">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span></text:p>
      <text:p text:style-name="P70"><text:soft-page-break/>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70">…........................................</text:p>
      <text:p text:style-name="P70"/>
      <text:p text:style-name="P75">Заключение</text:p>
      <text:p text:style-name="P19"/>
      <text:p text:style-name="P19">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text:soft-page-break/>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36"><text:span text:style-name="T152">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19">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9">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9">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9">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text:soft-page-break/>развития экономики, вовлечение России в комплекс мирохозяйственных связей, участие в международной экономической интеграции. </text:p>
      <text:p text:style-name="P36"><text:span text:style-name="T152">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span></text:p>
      <text:p text:style-name="P72">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72"/>
      <text:p text:style-name="P74"/>
      <text:p text:style-name="P74"/>
      <text:p text:style-name="P74"/>
      <text:p text:style-name="P74"/>
      <text:p text:style-name="P74"/>
      <text:p text:style-name="P74"/>
      <text:p text:style-name="P74">Приложения</text:p>
      <text:p text:style-name="P73">Таблица 1.1 - Состав действующих международных стандартов</text:p>
      <text:p text:style-name="P26"/>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8">№ стандарта</text:p>
          </table:table-cell>
          <table:table-cell table:style-name="Таблица1.A1" office:value-type="string">
            <text:p text:style-name="P78">Название стандарта<text:soft-page-break/></text:p>
          </table:table-cell>
        </table:table-row>
        <table:table-row table:style-name="Таблица1.1">
          <table:table-cell table:style-name="Таблица1.A1" office:value-type="string">
            <text:p text:style-name="P78">МСФО (IFRS) 1</text:p>
          </table:table-cell>
          <table:table-cell table:style-name="Таблица1.A1" office:value-type="string">
            <text:p text:style-name="P78">Первое применение МСФО</text:p>
          </table:table-cell>
        </table:table-row>
        <table:table-row table:style-name="Таблица1.1">
          <table:table-cell table:style-name="Таблица1.A1" office:value-type="string">
            <text:p text:style-name="P78">МСФО (IFRS) 2</text:p>
          </table:table-cell>
          <table:table-cell table:style-name="Таблица1.A1" office:value-type="string">
            <text:p text:style-name="P78">Выплаты долевыми инструментами</text:p>
          </table:table-cell>
        </table:table-row>
        <table:table-row table:style-name="Таблица1.1">
          <table:table-cell table:style-name="Таблица1.A1" office:value-type="string">
            <text:p text:style-name="P78">МСФО (IFRS) 3</text:p>
          </table:table-cell>
          <table:table-cell table:style-name="Таблица1.A1" office:value-type="string">
            <text:p text:style-name="P78">Объединения бизнеса</text:p>
          </table:table-cell>
        </table:table-row>
        <table:table-row table:style-name="Таблица1.1">
          <table:table-cell table:style-name="Таблица1.A1" office:value-type="string">
            <text:p text:style-name="P78">МСФО (IFRS) 4</text:p>
          </table:table-cell>
          <table:table-cell table:style-name="Таблица1.A1" office:value-type="string">
            <text:p text:style-name="P78">Договоры страхования</text:p>
          </table:table-cell>
        </table:table-row>
        <table:table-row table:style-name="Таблица1.1">
          <table:table-cell table:style-name="Таблица1.A1" office:value-type="string">
            <text:p text:style-name="P78">МСФО (IFRS) 5 </text:p>
          </table:table-cell>
          <table:table-cell table:style-name="Таблица1.A1" office:value-type="string">
            <text:p text:style-name="P78">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78">МСФО (IFRS) 6</text:p>
          </table:table-cell>
          <table:table-cell table:style-name="Таблица1.A1" office:value-type="string">
            <text:p text:style-name="P78">Добыча и оценка природных ископаемых</text:p>
          </table:table-cell>
        </table:table-row>
        <table:table-row table:style-name="Таблица1.1">
          <table:table-cell table:style-name="Таблица1.A1" office:value-type="string">
            <text:p text:style-name="P78">МСФО (IRFS) 7</text:p>
          </table:table-cell>
          <table:table-cell table:style-name="Таблица1.A1" office:value-type="string">
            <text:p text:style-name="P78">Отчет о движении денежных средств</text:p>
          </table:table-cell>
        </table:table-row>
        <table:table-row table:style-name="Таблица1.1">
          <table:table-cell table:style-name="Таблица1.A9" office:value-type="string">
            <text:p text:style-name="P2"><text:span text:style-name="Strong_20_Emphasis"><text:span text:style-name="T82">МСФО (IFRS) 8</text:span></text:span></text:p>
          </table:table-cell>
          <table:table-cell table:style-name="Таблица1.A9" office:value-type="string">
            <text:p text:style-name="P2"><text:span text:style-name="Emphasis"><text:span text:style-name="T86">Операционные сегменты</text:span></text:span></text:p>
          </table:table-cell>
        </table:table-row>
        <table:table-row table:style-name="Таблица1.1">
          <table:table-cell table:style-name="Таблица1.A9" office:value-type="string">
            <text:p text:style-name="P3"><text:span text:style-name="Strong_20_Emphasis"><text:span text:style-name="T129">МСФО (IFRS) 9</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09.pdf"><text:span text:style-name="Emphasis"><text:span text:style-name="T16">Финансовые инструменты</text:span></text:span></text:a></text:p>
          </table:table-cell>
        </table:table-row>
        <table:table-row table:style-name="Таблица1.1">
          <table:table-cell table:style-name="Таблица1.A9" office:value-type="string">
            <text:p text:style-name="P3"><text:span text:style-name="Strong_20_Emphasis"><text:span text:style-name="T129">МСФО (IFRS) 10</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0.pdf"><text:span text:style-name="Emphasis"><text:span text:style-name="T16">Консолидированная финансовая отчетность</text:span></text:span></text:a></text:p>
          </table:table-cell>
        </table:table-row>
        <table:table-row table:style-name="Таблица1.1">
          <table:table-cell table:style-name="Таблица1.A9" office:value-type="string">
            <text:p text:style-name="P3"><text:span text:style-name="Strong_20_Emphasis"><text:span text:style-name="T129">МСФО (IFRS) 11</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1.pdf"><text:span text:style-name="Emphasis"><text:span text:style-name="T16">Совместная деятельность</text:span></text:span></text:a></text:p>
          </table:table-cell>
        </table:table-row>
        <table:table-row table:style-name="Таблица1.1">
          <table:table-cell table:style-name="Таблица1.A9" office:value-type="string">
            <text:p text:style-name="P3"><text:span text:style-name="Strong_20_Emphasis"><text:span text:style-name="T129">МСФО (IFRS) 12</text:span></text:span></text:p>
            <text:p text:style-name="P90"><text:line-break/></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2.pdf"><text:span text:style-name="Emphasis"><text:span text:style-name="T16">Раскрытие информации об участии в других предприятиях</text:span></text:span></text:a><text:span text:style-name="T21"><text:line-break/></text:span></text:p>
          </table:table-cell>
        </table:table-row>
        <table:table-row table:style-name="Таблица1.1">
          <table:table-cell table:style-name="Таблица1.A9" office:value-type="string">
            <text:p text:style-name="P88"><text:span text:style-name="Strong_20_Emphasis"><text:span text:style-name="T21">МСФО (IFRS) 13</text:span></text:span></text:p>
            <text:p text:style-name="Text_20_body"><text:span text:style-name="Emphasis"><text:span text:style-name="T16"/></text:span></text:p>
          </table:table-cell>
          <table:table-cell table:style-name="Таблица1.A9" office:value-type="string">
            <text:p text:style-name="P88"><text:span text:style-name="Strong_20_Emphasis"><text:span text:style-name="T21"/></text:span></text:p>
            <text:p text:style-name="P89"><text:a xlink:type="simple" xlink:href="http://allmsfo.ru/images/stories/Downloads/msfo/IFRS/ifrs13.pdf"><text:span text:style-name="Emphasis"><text:span text:style-name="T16">Оценка справедливой стоимости</text:span></text:span></text:a></text:p>
          </table:table-cell>
        </table:table-row>
        <table:table-row table:style-name="Таблица1.1">
          <table:table-cell table:style-name="Таблица1.A1" office:value-type="string">
            <text:p text:style-name="P78">МСФО (IAS) 1</text:p>
          </table:table-cell>
          <table:table-cell table:style-name="Таблица1.A1" office:value-type="string">
            <text:p text:style-name="P78">Представление финансовой отчетности</text:p>
          </table:table-cell>
        </table:table-row>
        <table:table-row table:style-name="Таблица1.1">
          <table:table-cell table:style-name="Таблица1.A1" office:value-type="string">
            <text:p text:style-name="P78">МСФО (IAS) 2</text:p>
          </table:table-cell>
          <table:table-cell table:style-name="Таблица1.A1" office:value-type="string">
            <text:p text:style-name="P78">Запасы</text:p>
          </table:table-cell>
        </table:table-row>
        <table:table-row table:style-name="Таблица1.1">
          <table:table-cell table:style-name="Таблица1.A1" office:value-type="string">
            <text:p text:style-name="P78">МСФО (IAS) 7</text:p>
          </table:table-cell>
          <table:table-cell table:style-name="Таблица1.A1" office:value-type="string">
            <text:p text:style-name="P78">Отчет о движении денежных средств</text:p>
          </table:table-cell>
        </table:table-row>
        <table:table-row table:style-name="Таблица1.1">
          <table:table-cell table:style-name="Таблица1.A1" office:value-type="string">
            <text:p text:style-name="P78">МСФО (IAS) 8</text:p>
          </table:table-cell>
          <table:table-cell table:style-name="Таблица1.A1" office:value-type="string">
            <text:p text:style-name="P78">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78">МСФО (IAS) 10</text:p>
          </table:table-cell>
          <table:table-cell table:style-name="Таблица1.A1" office:value-type="string">
            <text:p text:style-name="P78">События после отчетной даты</text:p>
          </table:table-cell>
        </table:table-row>
        <table:table-row table:style-name="Таблица1.1">
          <table:table-cell table:style-name="Таблица1.A1" office:value-type="string">
            <text:p text:style-name="P78">МСФО (IAS) 11</text:p>
          </table:table-cell>
          <table:table-cell table:style-name="Таблица1.A1" office:value-type="string">
            <text:p text:style-name="P78">Договоры подряда</text:p>
          </table:table-cell>
        </table:table-row>
        <text:soft-page-break/>
        <table:table-row table:style-name="Таблица1.1">
          <table:table-cell table:style-name="Таблица1.A1" office:value-type="string">
            <text:p text:style-name="P78">МСФО (IAS) 12</text:p>
          </table:table-cell>
          <table:table-cell table:style-name="Таблица1.A1" office:value-type="string">
            <text:p text:style-name="P78">Налоги на прибыль</text:p>
          </table:table-cell>
        </table:table-row>
        <table:table-row table:style-name="Таблица1.1">
          <table:table-cell table:style-name="Таблица1.A1" office:value-type="string">
            <text:p text:style-name="P78">МСФО (IAS) 14</text:p>
          </table:table-cell>
          <table:table-cell table:style-name="Таблица1.A1" office:value-type="string">
            <text:p text:style-name="P78">Сегментная отчетность</text:p>
          </table:table-cell>
        </table:table-row>
        <table:table-row table:style-name="Таблица1.1">
          <table:table-cell table:style-name="Таблица1.A1" office:value-type="string">
            <text:p text:style-name="P78">МСФО (IAS) 16</text:p>
          </table:table-cell>
          <table:table-cell table:style-name="Таблица1.A1" office:value-type="string">
            <text:p text:style-name="P78">Основные средства</text:p>
          </table:table-cell>
        </table:table-row>
        <table:table-row table:style-name="Таблица1.1">
          <table:table-cell table:style-name="Таблица1.A1" office:value-type="string">
            <text:p text:style-name="P78">МСФО (IAS) 17</text:p>
          </table:table-cell>
          <table:table-cell table:style-name="Таблица1.A1" office:value-type="string">
            <text:p text:style-name="P78">Аренда</text:p>
          </table:table-cell>
        </table:table-row>
        <table:table-row table:style-name="Таблица1.1">
          <table:table-cell table:style-name="Таблица1.A1" office:value-type="string">
            <text:p text:style-name="P78">МСФО (IAS) 18</text:p>
          </table:table-cell>
          <table:table-cell table:style-name="Таблица1.A1" office:value-type="string">
            <text:p text:style-name="P78">Выручка</text:p>
          </table:table-cell>
        </table:table-row>
        <table:table-row table:style-name="Таблица1.1">
          <table:table-cell table:style-name="Таблица1.A1" office:value-type="string">
            <text:p text:style-name="P78">МСФО (IAS) 19</text:p>
          </table:table-cell>
          <table:table-cell table:style-name="Таблица1.A1" office:value-type="string">
            <text:p text:style-name="P78">Вознаграждения работникам</text:p>
          </table:table-cell>
        </table:table-row>
        <table:table-row table:style-name="Таблица1.1">
          <table:table-cell table:style-name="Таблица1.A1" office:value-type="string">
            <text:p text:style-name="P78">МСФО (IAS) 20</text:p>
          </table:table-cell>
          <table:table-cell table:style-name="Таблица1.A1" office:value-type="string">
            <text:p text:style-name="P78">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78">МСФО (IAS) 21</text:p>
          </table:table-cell>
          <table:table-cell table:style-name="Таблица1.A1" office:value-type="string">
            <text:p text:style-name="P78">Влияние изменений валютных курсов</text:p>
          </table:table-cell>
        </table:table-row>
        <table:table-row table:style-name="Таблица1.1">
          <table:table-cell table:style-name="Таблица1.A1" office:value-type="string">
            <text:p text:style-name="P78">МСФО (IAS) 23</text:p>
          </table:table-cell>
          <table:table-cell table:style-name="Таблица1.A1" office:value-type="string">
            <text:p text:style-name="P78">Затраты по займам</text:p>
          </table:table-cell>
        </table:table-row>
        <table:table-row table:style-name="Таблица1.1">
          <table:table-cell table:style-name="Таблица1.A1" office:value-type="string">
            <text:p text:style-name="P78">МСФО (IAS) 24</text:p>
          </table:table-cell>
          <table:table-cell table:style-name="Таблица1.A1" office:value-type="string">
            <text:p text:style-name="P78">Раскрыте информации о связанных сторонах</text:p>
          </table:table-cell>
        </table:table-row>
        <table:table-row table:style-name="Таблица1.1">
          <table:table-cell table:style-name="Таблица1.A1" office:value-type="string">
            <text:p text:style-name="P78">МСФО (IAS) 26</text:p>
          </table:table-cell>
          <table:table-cell table:style-name="Таблица1.A1" office:value-type="string">
            <text:p text:style-name="P78">Учет и отчетность по пенсионным планам</text:p>
          </table:table-cell>
        </table:table-row>
        <table:table-row table:style-name="Таблица1.1">
          <table:table-cell table:style-name="Таблица1.A1" office:value-type="string">
            <text:p text:style-name="P78">МСФО (IAS) 27</text:p>
          </table:table-cell>
          <table:table-cell table:style-name="Таблица1.A1" office:value-type="string">
            <text:p text:style-name="P78">Консолидированная и индивидуальная финансовая отч<text:span text:style-name="T131">етность </text:span></text:p>
          </table:table-cell>
        </table:table-row>
        <table:table-row table:style-name="Таблица1.1">
          <table:table-cell table:style-name="Таблица1.A1" office:value-type="string">
            <text:p text:style-name="P78">МСФО (IAS) 28</text:p>
          </table:table-cell>
          <table:table-cell table:style-name="Таблица1.A1" office:value-type="string">
            <text:p text:style-name="P78">Инвестиции в ассоциированные компании</text:p>
          </table:table-cell>
        </table:table-row>
        <table:table-row table:style-name="Таблица1.1">
          <table:table-cell table:style-name="Таблица1.A1" office:value-type="string">
            <text:p text:style-name="P78">МСФО (IAS)29</text:p>
          </table:table-cell>
          <table:table-cell table:style-name="Таблица1.A1" office:value-type="string">
            <text:p text:style-name="P78">Финансовая отчетность в условиях гиперинфляции</text:p>
          </table:table-cell>
        </table:table-row>
        <table:table-row table:style-name="Таблица1.1">
          <table:table-cell table:style-name="Таблица1.A1" office:value-type="string">
            <text:p text:style-name="P78">МСФО (IAS) 31 </text:p>
          </table:table-cell>
          <table:table-cell table:style-name="Таблица1.A1" office:value-type="string">
            <text:p text:style-name="P78">Финансовая отчетность об участии в совместной деятельности</text:p>
          </table:table-cell>
        </table:table-row>
        <table:table-row table:style-name="Таблица1.1">
          <table:table-cell table:style-name="Таблица1.A1" office:value-type="string">
            <text:p text:style-name="P78">МСФО (IAS) 32</text:p>
          </table:table-cell>
          <table:table-cell table:style-name="Таблица1.A1" office:value-type="string">
            <text:p text:style-name="P78">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78">МСФО (IAS) 33</text:p>
          </table:table-cell>
          <table:table-cell table:style-name="Таблица1.A1" office:value-type="string">
            <text:p text:style-name="P78">Прибыль на акцию</text:p>
          </table:table-cell>
        </table:table-row>
        <table:table-row table:style-name="Таблица1.1">
          <table:table-cell table:style-name="Таблица1.A1" office:value-type="string">
            <text:p text:style-name="P78">МСФО (IAS) 34</text:p>
          </table:table-cell>
          <table:table-cell table:style-name="Таблица1.A1" office:value-type="string">
            <text:p text:style-name="P78">Промежуточная финансовая отчетность</text:p>
          </table:table-cell>
        </table:table-row>
        <table:table-row table:style-name="Таблица1.1">
          <table:table-cell table:style-name="Таблица1.A1" office:value-type="string">
            <text:p text:style-name="P78">МСФО (IAS) 36</text:p>
          </table:table-cell>
          <table:table-cell table:style-name="Таблица1.A1" office:value-type="string">
            <text:p text:style-name="P78">Обесценение активов</text:p>
          </table:table-cell>
        </table:table-row>
        <table:table-row table:style-name="Таблица1.1">
          <table:table-cell table:style-name="Таблица1.A1" office:value-type="string">
            <text:p text:style-name="P78">МСФО (IAS) 37</text:p>
          </table:table-cell>
          <table:table-cell table:style-name="Таблица1.A1" office:value-type="string">
            <text:p text:style-name="P78">Резервы, условные обязательства и условыне активы</text:p>
          </table:table-cell>
        </table:table-row>
        <table:table-row table:style-name="Таблица1.1">
          <table:table-cell table:style-name="Таблица1.A1" office:value-type="string">
            <text:p text:style-name="P78">МСФО (IAS) 38</text:p>
          </table:table-cell>
          <table:table-cell table:style-name="Таблица1.A1" office:value-type="string">
            <text:p text:style-name="P78">Нематериальные активы</text:p>
          </table:table-cell>
        </table:table-row>
        <table:table-row table:style-name="Таблица1.1">
          <table:table-cell table:style-name="Таблица1.A1" office:value-type="string">
            <text:p text:style-name="P78">МСФО (IAS) 39</text:p>
          </table:table-cell>
          <table:table-cell table:style-name="Таблица1.A1" office:value-type="string">
            <text:p text:style-name="P78">Финансовые инструменты: признание и оценка</text:p>
          </table:table-cell>
        </table:table-row>
        <table:table-row table:style-name="Таблица1.1">
          <table:table-cell table:style-name="Таблица1.A1" office:value-type="string">
            <text:p text:style-name="P78">МСФО (IAS) 40</text:p>
          </table:table-cell>
          <table:table-cell table:style-name="Таблица1.A1" office:value-type="string">
            <text:p text:style-name="P78">Инвестиции в недвижимость</text:p>
          </table:table-cell>
        </table:table-row>
        <table:table-row table:style-name="Таблица1.1">
          <table:table-cell table:style-name="Таблица1.A1" office:value-type="string">
            <text:p text:style-name="P78">МСФО (IAS) 41</text:p>
          </table:table-cell>
          <table:table-cell table:style-name="Таблица1.A1" office:value-type="string">
            <text:p text:style-name="P78">Сельское хозяйство<text:soft-page-break/></text:p>
          </table:table-cell>
        </table:table-row>
      </table:table>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19</meta:editing-cycles>
    <meta:creation-date>2014-04-01T16:47:00</meta:creation-date>
    <dc:date>2014-05-25T21:29:25.749225668</dc:date>
    <meta:editing-duration>P6DT12H28M34S</meta:editing-duration>
    <meta:generator>LibreOffice/4.1.3.2$Linux_X86_64 LibreOffice_project/410m0$Build-2</meta:generator>
    <dc:creator>yuriy </dc:creator>
    <meta:document-statistic meta:table-count="4" meta:image-count="0" meta:object-count="0" meta:page-count="88" meta:paragraph-count="574" meta:word-count="17405" meta:character-count="138684" meta:non-whitespace-character-count="1218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